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Pictures/100000000000005E0000005EAB6862D59EF3F3E6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P2" style:family="paragraph" style:parent-style-name="Header">
      <style:paragraph-properties fo:padding="0in" fo:border="none"/>
    </style:style>
    <style:style style:name="P3" style:family="paragraph" style:parent-style-name="Authors">
      <style:paragraph-properties fo:padding="0in" fo:border="none"/>
      <style:text-properties officeooo:rsid="0009a37e" officeooo:paragraph-rsid="0009a37e"/>
    </style:style>
    <style:style style:name="P4" style:family="paragraph" style:parent-style-name="Title">
      <style:paragraph-properties fo:padding="0in" fo:border="none"/>
      <style:text-properties fo:language="en" fo:country="US" officeooo:rsid="0009a37e" officeooo:paragraph-rsid="0009a37e"/>
    </style:style>
    <style:style style:name="P5" style:family="paragraph" style:parent-style-name="Title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1858d" officeooo:paragraph-rsid="0061858d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4bda7" officeooo:paragraph-rsid="0064bda7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 fo:padding="0in" fo:border="none"/>
      <style:text-properties fo:font-size="11pt" fo:language="en" fo:country="US" officeooo:rsid="0067ad34" officeooo:paragraph-rsid="0064bda7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f2709" officeooo:paragraph-rsid="006f2709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067ad34" officeooo:paragraph-rsid="0064bda7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 fo:padding="0in" fo:border="none"/>
      <style:text-properties fo:font-size="11pt" fo:language="en" fo:country="US" fo:font-style="italic" officeooo:rsid="014cac2e" officeooo:paragraph-rsid="014cac2e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64bda7" style:font-size-asian="10pt" style:font-size-complex="10pt"/>
    </style:style>
    <style:style style:name="P13" style:family="paragraph" style:parent-style-name="Standard">
      <style:paragraph-properties fo:text-align="start" style:justify-single-word="false" fo:padding="0in" fo:border="none"/>
      <style:text-properties fo:font-size="10pt" fo:language="en" fo:country="US" officeooo:rsid="0064bda7" officeooo:paragraph-rsid="00d28506" style:font-size-asian="10pt" style:font-size-complex="10pt"/>
    </style:style>
    <style:style style:name="P14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6f2709" officeooo:paragraph-rsid="006f2709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italic" officeooo:rsid="00798698" officeooo:paragraph-rsid="0079869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 fo:padding="0in" fo:border="none"/>
      <style:text-properties fo:font-size="10pt" fo:language="en" fo:country="US" fo:font-style="normal" officeooo:rsid="01471c43" officeooo:paragraph-rsid="006f2709" style:font-size-asian="10pt" style:font-style-asian="normal" style:font-size-complex="10pt" style:font-style-complex="normal"/>
    </style:style>
    <style:style style:name="P17" style:family="paragraph" style:parent-style-name="Standard">
      <style:text-properties fo:language="en" fo:country="US" officeooo:paragraph-rsid="0031b7c8"/>
    </style:style>
    <style:style style:name="P18" style:family="paragraph" style:parent-style-name="Standard">
      <style:paragraph-properties fo:text-align="justify" style:justify-single-word="false"/>
      <style:text-properties officeooo:paragraph-rsid="0031b7c8"/>
    </style:style>
    <style:style style:name="P19" style:family="paragraph" style:parent-style-name="Standard">
      <style:paragraph-properties fo:text-align="justify" style:justify-single-word="false"/>
      <style:text-properties officeooo:rsid="01f6078b" officeooo:paragraph-rsid="01f6078b"/>
    </style:style>
    <style:style style:name="P20" style:family="paragraph" style:parent-style-name="Standard">
      <style:paragraph-properties fo:text-align="justify" style:justify-single-word="false"/>
      <style:text-properties officeooo:rsid="01f73195" officeooo:paragraph-rsid="01f73195"/>
    </style:style>
    <style:style style:name="P21" style:family="paragraph" style:parent-style-name="Footnote">
      <style:text-properties officeooo:paragraph-rsid="001693eb"/>
    </style:style>
    <style:style style:name="P22" style:family="paragraph" style:parent-style-name="Text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/>
    </style:style>
    <style:style style:name="P24" style:family="paragraph" style:parent-style-name="Text">
      <style:paragraph-properties fo:margin-left="0in" fo:margin-right="0in" fo:text-align="center" style:justify-single-word="false" fo:text-indent="0in" style:auto-text-indent="false"/>
      <style:text-properties fo:language="en" fo:country="US" officeooo:paragraph-rsid="000cb2ba"/>
    </style:style>
    <style:style style:name="P25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fo:language="en" fo:country="US" officeooo:rsid="000cab81" officeooo:paragraph-rsid="000cb2ba" style:font-size-asian="28pt"/>
    </style:style>
    <style:style style:name="P26" style:family="paragraph" style:parent-style-name="Text">
      <style:paragraph-properties fo:margin-left="0in" fo:margin-right="0in" fo:text-indent="0in" style:auto-text-indent="false"/>
      <style:text-properties fo:language="en" fo:country="US" officeooo:rsid="002acbcd" officeooo:paragraph-rsid="002acbcd"/>
    </style:style>
    <style:style style:name="P27" style:family="paragraph" style:parent-style-name="Text">
      <style:paragraph-properties fo:margin-left="0in" fo:margin-right="0in" fo:text-indent="0in" style:auto-text-indent="false"/>
      <style:text-properties fo:language="en" fo:country="US" fo:font-weight="normal" officeooo:rsid="01cc82e5" officeooo:paragraph-rsid="01baf532" style:font-weight-asian="normal" style:font-weight-complex="normal"/>
    </style:style>
    <style:style style:name="P28" style:family="paragraph" style:parent-style-name="Text">
      <style:paragraph-properties fo:margin-left="0in" fo:margin-right="0in" fo:text-indent="0in" style:auto-text-indent="false"/>
      <style:text-properties fo:language="en" fo:country="US" officeooo:rsid="002ca538" officeooo:paragraph-rsid="002ca538"/>
    </style:style>
    <style:style style:name="P29" style:family="paragraph" style:parent-style-name="Text">
      <style:paragraph-properties fo:margin-left="0in" fo:margin-right="0in" fo:text-indent="0in" style:auto-text-indent="false"/>
      <style:text-properties fo:language="en" fo:country="US" officeooo:rsid="01cb579f" officeooo:paragraph-rsid="01cc82e5"/>
    </style:style>
    <style:style style:name="P30" style:family="paragraph" style:parent-style-name="Text">
      <style:paragraph-properties fo:margin-left="0in" fo:margin-right="0in" fo:text-indent="0in" style:auto-text-indent="false"/>
      <style:text-properties fo:language="en" fo:country="US" officeooo:rsid="014272a9" officeooo:paragraph-rsid="0140c4e8"/>
    </style:style>
    <style:style style:name="P31" style:family="paragraph" style:parent-style-name="Text">
      <style:paragraph-properties fo:margin-left="0in" fo:margin-right="0in" fo:text-indent="0in" style:auto-text-indent="false"/>
      <style:text-properties fo:language="en" fo:country="US" officeooo:paragraph-rsid="0027dd59"/>
    </style:style>
    <style:style style:name="P32" style:family="paragraph" style:parent-style-name="Text">
      <style:paragraph-properties fo:margin-left="0in" fo:margin-right="0in" fo:text-indent="0in" style:auto-text-indent="false"/>
      <style:text-properties fo:language="en" fo:country="US" officeooo:rsid="002a764f" officeooo:paragraph-rsid="0027dd59"/>
    </style:style>
    <style:style style:name="P33" style:family="paragraph" style:parent-style-name="Text">
      <style:paragraph-properties fo:margin-left="0in" fo:margin-right="0in" fo:text-indent="0in" style:auto-text-indent="false"/>
      <style:text-properties fo:language="en" fo:country="US" officeooo:paragraph-rsid="0215d328"/>
    </style:style>
    <style:style style:name="P34" style:family="paragraph" style:parent-style-name="Text">
      <style:paragraph-properties fo:margin-left="0in" fo:margin-right="0in" fo:text-indent="0in" style:auto-text-indent="false"/>
      <style:text-properties fo:language="en" fo:country="US" officeooo:rsid="0215d328" officeooo:paragraph-rsid="0215d328"/>
    </style:style>
    <style:style style:name="P35" style:family="paragraph" style:parent-style-name="Text">
      <style:paragraph-properties fo:margin-left="0in" fo:margin-right="0in" fo:text-indent="0in" style:auto-text-indent="false"/>
      <style:text-properties fo:language="en" fo:country="US" officeooo:paragraph-rsid="0121c236"/>
    </style:style>
    <style:style style:name="P36" style:family="paragraph" style:parent-style-name="Text">
      <style:paragraph-properties fo:margin-left="0in" fo:margin-right="0in" fo:text-indent="0in" style:auto-text-indent="false"/>
      <style:text-properties fo:language="en" fo:country="US" officeooo:rsid="0212b8f3" officeooo:paragraph-rsid="0215d328"/>
    </style:style>
    <style:style style:name="P37" style:family="paragraph" style:parent-style-name="Text">
      <style:paragraph-properties fo:margin-left="0in" fo:margin-right="0in" fo:text-indent="0in" style:auto-text-indent="false"/>
      <style:text-properties fo:language="en" fo:country="US" fo:font-style="normal" fo:font-weight="normal" officeooo:rsid="00250d41" officeooo:paragraph-rsid="0121c236" style:font-style-asian="normal" style:font-weight-asian="normal" style:font-weight-complex="normal"/>
    </style:style>
    <style:style style:name="P38" style:family="paragraph" style:parent-style-name="Text">
      <style:paragraph-properties fo:margin-left="0in" fo:margin-right="0in" fo:text-indent="0in" style:auto-text-indent="false"/>
      <style:text-properties fo:language="en" fo:country="US" officeooo:rsid="02263bbf" officeooo:paragraph-rsid="02263bbf"/>
    </style:style>
    <style:style style:name="P39" style:family="paragraph" style:parent-style-name="Text">
      <style:paragraph-properties fo:margin-left="0in" fo:margin-right="0in" fo:text-indent="0in" style:auto-text-indent="false"/>
      <style:text-properties fo:language="en" fo:country="US" officeooo:rsid="022aacb8" officeooo:paragraph-rsid="022aacb8"/>
    </style:style>
    <style:style style:name="P40" style:family="paragraph" style:parent-style-name="Text">
      <style:paragraph-properties fo:margin-left="0in" fo:margin-right="0in" fo:text-indent="0in" style:auto-text-indent="false"/>
      <style:text-properties officeooo:rsid="0039f6a8" officeooo:paragraph-rsid="00635fc5"/>
    </style:style>
    <style:style style:name="P41" style:family="paragraph" style:parent-style-name="Text">
      <style:paragraph-properties fo:margin-left="0in" fo:margin-right="0in" fo:text-indent="0in" style:auto-text-indent="false"/>
      <style:text-properties officeooo:rsid="0039f6a8" officeooo:paragraph-rsid="00f913ca"/>
    </style:style>
    <style:style style:name="P42" style:family="paragraph" style:parent-style-name="Text">
      <style:paragraph-properties fo:margin-left="0in" fo:margin-right="0in" fo:text-indent="0in" style:auto-text-indent="false">
        <style:drop-cap style:lines="2"/>
      </style:paragraph-properties>
      <style:text-properties officeooo:paragraph-rsid="000cb2ba"/>
    </style:style>
    <style:style style:name="P43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1pt" fo:language="en" fo:country="US" officeooo:rsid="0039f6a8" officeooo:paragraph-rsid="00635fc5" style:font-size-asian="9.60000038146973pt" style:font-size-complex="11pt"/>
    </style:style>
    <style:style style:name="P44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officeooo:rsid="01520c10" officeooo:paragraph-rsid="01520c10" style:font-size-asian="10pt" style:font-style-asian="italic" style:font-size-complex="10pt" style:font-style-complex="italic"/>
    </style:style>
    <style:style style:name="P45" style:family="paragraph" style:parent-style-name="Text">
      <style:paragraph-properties fo:margin-left="0in" fo:margin-right="0in" fo:text-align="start" style:justify-single-word="false" fo:text-indent="0in" style:auto-text-indent="false" fo:padding="0in" fo:border="none"/>
      <style:text-properties fo:font-size="10pt" fo:language="en" fo:country="US" fo:font-style="italic" fo:font-weight="bold" officeooo:rsid="0153fcbd" officeooo:paragraph-rsid="01520c1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Text">
      <style:paragraph-properties fo:margin-left="0in" fo:margin-right="0in" fo:text-indent="0in" style:auto-text-indent="false" fo:padding="0in" fo:border="none"/>
      <style:text-properties fo:language="en" fo:country="US" officeooo:rsid="0140c4e8" officeooo:paragraph-rsid="01d9886f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e91851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f950e" officeooo:paragraph-rsid="01ef950e"/>
    </style:style>
    <style:style style:name="P49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1e91851" officeooo:paragraph-rsid="01ee0031"/>
    </style:style>
    <style:style style:name="P50" style:family="paragraph" style:parent-style-name="Standard">
      <style:paragraph-properties fo:margin-left="0in" fo:margin-right="0in" fo:text-align="justify" style:justify-single-word="false" fo:text-indent="0in" style:auto-text-indent="false" fo:padding="0in" fo:border="none"/>
      <style:text-properties fo:language="en" fo:country="US" officeooo:rsid="02261ad2" officeooo:paragraph-rsid="02261ad2"/>
    </style:style>
    <style:style style:name="P51" style:family="paragraph" style:parent-style-name="IndexTerms">
      <style:text-properties fo:language="en" fo:country="US" officeooo:paragraph-rsid="012b0d06"/>
    </style:style>
    <style:style style:name="P52" style:family="paragraph" style:parent-style-name="Abstract">
      <style:text-properties fo:language="en" fo:country="US" officeooo:paragraph-rsid="020bfd1b"/>
    </style:style>
    <style:style style:name="P53" style:family="paragraph" style:parent-style-name="Standard" style:master-page-name="Standard">
      <style:paragraph-properties fo:text-align="justify" style:justify-single-word="false" fo:orphans="0" fo:widows="0" style:page-number="auto"/>
      <style:text-properties fo:language="en" fo:country="US"/>
    </style:style>
    <style:style style:name="P54" style:family="paragraph" style:parent-style-name="Heading_20_1" style:list-style-name="WWNum2">
      <style:text-properties fo:language="en" fo:country="US" officeooo:rsid="000c930e" officeooo:paragraph-rsid="000c930e"/>
    </style:style>
    <style:style style:name="P55" style:family="paragraph" style:parent-style-name="Heading_20_1">
      <style:paragraph-properties fo:margin-left="0in" fo:margin-right="0in" fo:text-indent="0in" style:auto-text-indent="false" fo:padding="0in" fo:border="none"/>
      <style:text-properties fo:language="en" fo:country="US" officeooo:rsid="0137da0d" officeooo:paragraph-rsid="01d9886f"/>
    </style:style>
    <style:style style:name="P56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paragraph-rsid="01460c0d"/>
    </style:style>
    <style:style style:name="P57" style:family="paragraph" style:parent-style-name="Heading_20_1">
      <style:paragraph-properties fo:margin-left="0in" fo:margin-right="0in" fo:text-align="center" style:justify-single-word="false" fo:text-indent="0in" style:auto-text-indent="false" fo:padding="0in" fo:border="none"/>
      <style:text-properties fo:language="en" fo:country="US" officeooo:rsid="01f05562" officeooo:paragraph-rsid="01f05562"/>
    </style:style>
    <style:style style:name="P58" style:family="paragraph" style:parent-style-name="Heading_20_1" style:master-page-name="Standard">
      <style:paragraph-properties fo:margin-left="0in" fo:margin-right="0in" fo:text-align="center" style:justify-single-word="false" fo:text-indent="0in" style:auto-text-indent="false" style:page-number="auto" fo:padding="0in" fo:border="none"/>
      <style:text-properties fo:language="en" fo:country="US" officeooo:rsid="01e91851" officeooo:paragraph-rsid="01e91851"/>
    </style:style>
    <style:style style:name="P59" style:family="paragraph" style:parent-style-name="Footnote" style:master-page-name="Converted2">
      <style:paragraph-properties style:page-number="auto"/>
    </style:style>
    <style:style style:name="P60" style:family="paragraph" style:parent-style-name="Text" style:master-page-name="Landscape">
      <style:paragraph-properties fo:margin-left="0in" fo:margin-right="0in" fo:text-indent="0in" style:auto-text-indent="false" style:page-number="auto"/>
      <style:text-properties fo:language="en" fo:country="US" officeooo:paragraph-rsid="0027dd59"/>
    </style:style>
    <style:style style:name="T1" style:family="text">
      <style:text-properties fo:font-size="8pt" style:font-size-asian="8pt"/>
    </style:style>
    <style:style style:name="T2" style:family="text">
      <style:text-properties fo:language="es" fo:country="VE"/>
    </style:style>
    <style:style style:name="T3" style:family="text">
      <style:text-properties fo:language="es" fo:country="VE" officeooo:rsid="0014eb31"/>
    </style:style>
    <style:style style:name="T4" style:family="text">
      <style:text-properties fo:language="es" fo:country="VE" officeooo:rsid="001693eb"/>
    </style:style>
    <style:style style:name="T5" style:family="text">
      <style:text-properties fo:language="es" fo:country="VE" officeooo:rsid="0009a37e"/>
    </style:style>
    <style:style style:name="T6" style:family="text">
      <style:text-properties fo:language="es" fo:country="VE" officeooo:rsid="020a34a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ad91" style:font-weight-asian="bold" style:font-weight-complex="bold"/>
    </style:style>
    <style:style style:name="T9" style:family="text">
      <style:text-properties fo:font-weight="bold" officeooo:rsid="0091ff7c" style:font-weight-asian="bold" style:font-weight-complex="bold"/>
    </style:style>
    <style:style style:name="T10" style:family="text">
      <style:text-properties fo:font-weight="bold" officeooo:rsid="009b8c4e" style:font-weight-asian="bold" style:font-weight-complex="bold"/>
    </style:style>
    <style:style style:name="T11" style:family="text">
      <style:text-properties fo:font-weight="bold" officeooo:rsid="00a6dad0" style:font-weight-asian="bold" style:font-weight-complex="bold"/>
    </style:style>
    <style:style style:name="T12" style:family="text">
      <style:text-properties fo:font-weight="bold" officeooo:rsid="0039f6a8" style:font-weight-asian="bold" style:font-weight-complex="bold"/>
    </style:style>
    <style:style style:name="T13" style:family="text">
      <style:text-properties fo:font-weight="bold" officeooo:rsid="00d2c8c8" style:font-weight-asian="bold" style:font-weight-complex="bold"/>
    </style:style>
    <style:style style:name="T14" style:family="text">
      <style:text-properties fo:font-weight="bold" officeooo:rsid="00e6fa5b" style:font-weight-asian="bold" style:font-weight-complex="bold"/>
    </style:style>
    <style:style style:name="T15" style:family="text">
      <style:text-properties fo:font-weight="bold" officeooo:rsid="00f913ca" style:font-weight-asian="bold" style:font-weight-complex="bold"/>
    </style:style>
    <style:style style:name="T16" style:family="text">
      <style:text-properties fo:font-weight="bold" officeooo:rsid="01086046" style:font-weight-asian="bold" style:font-weight-complex="bold"/>
    </style:style>
    <style:style style:name="T17" style:family="text">
      <style:text-properties style:font-name="Times new roman" fo:language="es" fo:country="VE"/>
    </style:style>
    <style:style style:name="T18" style:family="text">
      <style:text-properties style:font-name="Times new roman" fo:language="es" fo:country="VE" officeooo:rsid="0009a37e"/>
    </style:style>
    <style:style style:name="T19" style:family="text">
      <style:text-properties style:font-name="Times new roman" fo:font-style="italic" fo:font-weight="bold" officeooo:rsid="000c18c8" style:font-style-asian="italic" style:font-weight-asian="bold" style:font-weight-complex="bold"/>
    </style:style>
    <style:style style:name="T20" style:family="text">
      <style:text-properties style:font-name="Times new roman" fo:font-style="italic" fo:font-weight="bold" officeooo:rsid="000c7581" style:font-style-asian="italic" style:font-weight-asian="bold" style:font-weight-complex="bold"/>
    </style:style>
    <style:style style:name="T21" style:family="text">
      <style:text-properties style:font-name="Times new roman" fo:font-size="6pt" fo:font-weight="bold" officeooo:rsid="000c18c8" style:font-size-asian="6pt" style:font-weight-asian="bold" style:font-size-complex="6pt" style:font-weight-complex="bold"/>
    </style:style>
    <style:style style:name="T22" style:family="text">
      <style:text-properties style:font-name="Times new roman" fo:font-size="6pt" fo:font-weight="bold" officeooo:rsid="020bfd1b" style:font-size-asian="6pt" style:font-weight-asian="bold" style:font-size-complex="6pt" style:font-weight-complex="bold"/>
    </style:style>
    <style:style style:name="T23" style:family="text">
      <style:text-properties style:font-name="Times new roman" fo:font-size="6pt" fo:font-weight="bold" officeooo:rsid="020bca01" style:font-size-asian="6pt" style:font-weight-asian="bold" style:font-size-complex="6pt" style:font-weight-complex="bold"/>
    </style:style>
    <style:style style:name="T24" style:family="text">
      <style:text-properties style:font-name="Times new roman" fo:font-weight="bold" style:font-weight-asian="bold" style:font-weight-complex="bold"/>
    </style:style>
    <style:style style:name="T25" style:family="text">
      <style:text-properties style:font-name="Times new roman" fo:font-weight="bold" officeooo:rsid="000c18c8" style:font-weight-asian="bold" style:font-weight-complex="bold"/>
    </style:style>
    <style:style style:name="T26" style:family="text">
      <style:text-properties style:font-name="Times new roman" fo:font-weight="bold" officeooo:rsid="020bfd1b" style:font-weight-asian="bold" style:font-weight-complex="bold"/>
    </style:style>
    <style:style style:name="T27" style:family="text">
      <style:text-properties style:font-name="Times new roman" fo:font-weight="bold" officeooo:rsid="020dd545" style:font-weight-asian="bold" style:font-weight-complex="bold"/>
    </style:style>
    <style:style style:name="T28" style:family="text">
      <style:text-properties style:font-name="Times new roman" fo:font-style="normal" fo:font-weight="bold" officeooo:rsid="01205dd6" style:font-style-asian="normal" style:font-weight-asian="bold" style:font-style-complex="normal" style:font-weight-complex="bold"/>
    </style:style>
    <style:style style:name="T29" style:family="text">
      <style:text-properties style:font-name="Times new roman" fo:font-weight="normal" style:font-weight-asian="normal" style:font-weight-complex="normal"/>
    </style:style>
    <style:style style:name="T30" style:family="text">
      <style:text-properties fo:font-size="6pt" officeooo:rsid="000e974a" style:font-size-asian="5.25pt" style:font-size-complex="6pt"/>
    </style:style>
    <style:style style:name="T31" style:family="text">
      <style:text-properties fo:font-style="italic" officeooo:rsid="000c7581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4272a9" style:font-style-asian="italic" style:font-style-complex="italic"/>
    </style:style>
    <style:style style:name="T34" style:family="text">
      <style:text-properties fo:font-style="italic" officeooo:rsid="01374f72" style:font-style-asian="italic"/>
    </style:style>
    <style:style style:name="T35" style:family="text">
      <style:text-properties fo:language="en" fo:country="US" officeooo:rsid="01f3d484"/>
    </style:style>
    <style:style style:name="T36" style:family="text">
      <style:text-properties fo:language="en" fo:country="US" officeooo:rsid="01f91ab3"/>
    </style:style>
    <style:style style:name="T37" style:family="text">
      <style:text-properties officeooo:rsid="000cb2ba"/>
    </style:style>
    <style:style style:name="T38" style:family="text">
      <style:text-properties officeooo:rsid="000e974a"/>
    </style:style>
    <style:style style:name="T39" style:family="text">
      <style:text-properties officeooo:rsid="0010a6c8"/>
    </style:style>
    <style:style style:name="T40" style:family="text">
      <style:text-properties officeooo:rsid="0012ad91"/>
    </style:style>
    <style:style style:name="T41" style:family="text">
      <style:text-properties fo:font-size="10pt" fo:font-style="italic" style:font-size-asian="10pt" style:font-style-asian="italic" style:font-size-complex="10pt" style:font-style-complex="italic"/>
    </style:style>
    <style:style style:name="T42" style:family="text">
      <style:text-properties fo:font-size="10pt" fo:font-style="italic" officeooo:rsid="0067ad34" style:font-size-asian="10pt" style:font-style-asian="italic" style:font-size-complex="10pt" style:font-style-complex="italic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fo:font-size="10pt" fo:language="en" fo:country="US" fo:font-style="italic" fo:font-weight="bold" officeooo:rsid="00e6fa5b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10pt" fo:language="en" fo:country="US" fo:font-style="italic" fo:font-weight="bold" officeooo:rsid="006f2709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officeooo:rsid="009099aa"/>
    </style:style>
    <style:style style:name="T47" style:family="text">
      <style:text-properties officeooo:rsid="009b8c4e"/>
    </style:style>
    <style:style style:name="T48" style:family="text">
      <style:text-properties officeooo:rsid="00acbd70"/>
    </style:style>
    <style:style style:name="T49" style:family="text">
      <style:text-properties officeooo:rsid="00d2490f"/>
    </style:style>
    <style:style style:name="T50" style:family="text">
      <style:text-properties officeooo:rsid="00e4cff1"/>
    </style:style>
    <style:style style:name="T51" style:family="text">
      <style:text-properties officeooo:rsid="00f73fb0"/>
    </style:style>
    <style:style style:name="T52" style:family="text">
      <style:text-properties officeooo:rsid="01086046"/>
    </style:style>
    <style:style style:name="T53" style:family="text">
      <style:text-properties officeooo:rsid="014272a9"/>
    </style:style>
    <style:style style:name="T54" style:family="text">
      <style:text-properties officeooo:rsid="01dadcd0"/>
    </style:style>
    <style:style style:name="T55" style:family="text">
      <style:text-properties officeooo:rsid="01ed97ea"/>
    </style:style>
    <style:style style:name="T56" style:family="text">
      <style:text-properties officeooo:rsid="002ca538"/>
    </style:style>
    <style:style style:name="T57" style:family="text">
      <style:text-properties officeooo:rsid="01f91ab3"/>
    </style:style>
    <style:style style:name="T58" style:family="text">
      <style:text-properties officeooo:rsid="01fe6248"/>
    </style:style>
    <style:style style:name="T59" style:family="text">
      <style:text-properties style:text-position="super 58%" officeooo:rsid="01fe6248"/>
    </style:style>
    <style:style style:name="T60" style:family="text">
      <style:text-properties officeooo:rsid="020ac6b1"/>
    </style:style>
    <style:style style:name="T61" style:family="text">
      <style:text-properties fo:color="#000000" fo:language="en" fo:country="US" fo:font-weight="bold" officeooo:rsid="000cab81" style:font-size-asian="28pt"/>
    </style:style>
    <style:style style:name="T62" style:family="text">
      <style:text-properties fo:color="#000000" fo:language="en" fo:country="US" officeooo:rsid="000cab81" style:font-size-asian="28pt"/>
    </style:style>
    <style:style style:name="T63" style:family="text">
      <style:text-properties fo:color="#000000" fo:language="en" fo:country="US" officeooo:rsid="0211058d" style:font-size-asian="28pt"/>
    </style:style>
    <style:style style:name="T64" style:family="text">
      <style:text-properties fo:color="#000000" fo:language="en" fo:country="US" officeooo:rsid="0215d328" style:font-size-asian="28pt"/>
    </style:style>
    <style:style style:name="T65" style:family="text">
      <style:text-properties fo:color="#000000" fo:language="en" fo:country="US" fo:font-style="italic" officeooo:rsid="000cab81" style:font-size-asian="28pt"/>
    </style:style>
    <style:style style:name="T66" style:family="text">
      <style:text-properties officeooo:rsid="0215d328"/>
    </style:style>
    <style:style style:name="T67" style:family="text">
      <style:text-properties officeooo:rsid="021c9afa"/>
    </style:style>
    <style:style style:name="T68" style:family="text">
      <style:text-properties officeooo:rsid="0220b420"/>
    </style:style>
    <style:style style:name="T69" style:family="text">
      <style:text-properties officeooo:rsid="0027dd59"/>
    </style:style>
    <style:style style:name="T70" style:family="text">
      <style:text-properties officeooo:rsid="0223dd88"/>
    </style:style>
    <style:style style:name="T71" style:family="text">
      <style:text-properties officeooo:rsid="02252887"/>
    </style:style>
    <style:style style:name="T72" style:family="text">
      <style:text-properties officeooo:rsid="022d9f93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2pt" fo:font-weight="bold" officeooo:rsid="0091ff7c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style style:name="fr2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center" style:horizontal-rel="page" fo:background-color="#ffffff" style:background-transparency="100%" draw:fill="solid" draw:fill-color="#ffffff" draw:opacity="0%" fo:padding="0in" fo:border="none"/>
    </style:style>
    <style:style style:name="fr3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ge" fo:background-color="#ffffff" style:background-transparency="100%" draw:fill="solid" draw:fill-color="#ffffff" draw:opacity="0%" fo:padding="0in" fo:border="none"/>
    </style:style>
    <style:style style:name="fr4" style:family="graphic" style:parent-style-name="Frame">
      <style:graphic-properties fo:margin-left="0.1299in" fo:margin-right="0.1299in" fo:margin-top="0.1299in" fo:margin-bottom="0.1299in" style:wrap="none" style:vertical-pos="from-top" style:vertical-rel="paragraph" style:horizontal-pos="from-left" style:horizontal-rel="paragraph" fo:background-color="#ffffff" style:background-transparency="100%" draw:fill="solid" draw:fill-color="#ffffff" draw:opacity="0%" fo:padding="0in" fo:border="non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 fo:column-gap="0.1665in">
          <style:column style:rel-width="32767*" fo:start-indent="0in" fo:end-indent="0.0835in"/>
          <style:column style:rel-width="32768*" fo:start-indent="0.083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3"><text:note text:id="ftn1" text:note-class="footnote"><text:note-citation text:label=""></text:note-citation><text:note-body><text:p text:style-name="P59"><text:span text:style-name="T3">This <text:s/></text:span><text:span text:style-name="T4">job has not been financed on any mode</text:span><text:span text:style-name="T2">. </text:span></text:p><text:p text:style-name="P21"><text:span text:style-name="T5">Mor</text:span><text:span text:style-name="T18">ó</text:span><text:span text:style-name="T5">n</text:span><text:span text:style-name="T2"> J. </text:span><text:span text:style-name="T4">Teacher Assitant at Computer Department </text:span><text:span text:style-name="T2">de la Universidad de Los Andes, Mérida, 5101 VEN (e-mail: </text:span><text:a xlink:type="simple" xlink:href="mailto:j.paredesm@ula.ve" text:style-name="Internet_20_link" text:visited-style-name="Visited_20_Internet_20_Link"><text:span text:style-name="Internet_20_link"><text:span text:style-name="T2">j</text:span></text:span></text:a><text:span text:style-name="Internet_20_link"><text:span text:style-name="T4">uandiegp17@gmail.com</text:span></text:span><text:span text:style-name="T4">)</text:span><text:span text:style-name="T2">.</text:span></text:p><text:p text:style-name="Footnote"/></text:note-body></text:note></text:p>
        <text:p text:style-name="P52"><draw:frame draw:style-name="fr2" draw:name="Frame1" text:anchor-type="paragraph" svg:y="0.0008in" svg:width="6.5in" draw:z-index="0"><draw:text-box fo:min-height="0.0161in"><text:p text:style-name="P4">Parametric Analysis of Second Order Systems <text:span text:style-name="T60">on Closed Loop</text:span> of Linear Differential Equations</text:p></draw:text-box></draw:frame><draw:frame draw:style-name="fr3" draw:name="Frame2" text:anchor-type="paragraph" svg:x="1.0898in" svg:y="-0.148in" svg:width="6.3in" svg:height="0.1492in" draw:z-index="1"><draw:text-box><text:p text:style-name="P3"><text:span text:style-name="T2">Juan Diego Mor</text:span><text:span text:style-name="T17">ó</text:span><text:span text:style-name="T2">n <text:s/>Flores <text:s/></text:span><text:span text:style-name="T6"><text:s/>id: 23390971</text:span></text:p></draw:text-box></draw:frame><text:span text:style-name="T19">Summary</text:span><text:span text:style-name="T24">— </text:span><text:span text:style-name="T25">the general purpose of this report is to make an analysis of autonomous second order systems on closed loop, starting from matrix “A</text:span><text:span text:style-name="T21">2x2</text:span><text:span text:style-name="T25">”, called “characteristic matrix” of the system, composed by four parameters and the entry of the system “µ</text:span><text:span text:style-name="T23">1x</text:span><text:span text:style-name="T21">2 </text:span><text:span text:style-name="T25">” </text:span><text:span text:style-name="T26">multiplied by a vector of constants </text:span><text:span text:style-name="T25">“</text:span><text:span text:style-name="T26">B</text:span><text:span text:style-name="T21">2x</text:span><text:span text:style-name="T22">1</text:span><text:span text:style-name="T25">”</text:span><text:span text:style-name="T26">,</text:span><text:span text:style-name="T25"> the</text:span><text:span text:style-name="T27">m</text:span><text:span text:style-name="T25"> analyzing and providing all the possible cases for equilibrium behavior of a second order system </text:span><text:span text:style-name="T27">on closed loop</text:span><text:span text:style-name="T25"> with their respective restrictions, this analysis is given by representing the intervals where the system </text:span><text:span text:style-name="T20">Equilibrium </text:span><text:span text:style-name="T28">has a determined behavior</text:span><text:span text:style-name="T25">.</text:span></text:p>
        <text:p text:style-name="P51"><text:span text:style-name="T31">Key words</text:span>— <text:span text:style-name="T31">Equilibrium, characteris</text:span><text:span text:style-name="T34">t</text:span><text:span text:style-name="T31">ic matrix.</text:span></text:p>
        <text:list xml:id="list2471986416" text:style-name="WWNum2">
          <text:list-header>
            <text:h text:style-name="P54" text:outline-level="1">Introduction </text:h>
          </text:list-header>
        </text:list>
        <text:p text:style-name="P42"><text:span text:style-name="T61">Control theory</text:span><text:span text:style-name="T62"> in control systems engineering is a sub-</text:span><text:span text:style-name="T64">field</text:span><text:span text:style-name="T62"> of mathematics that deals with the control of continuously operating dynamical systems in engineered processes and machines. The objective is to develop a control model for controlling such systems using a control action in an optimum manner without </text:span><text:span text:style-name="T65">delay or overshoot</text:span><text:span text:style-name="T62"> and ensuring control stability. </text:span><text:span text:style-name="T63">One of the techniques used to control the system behavior is to close the loop of the system, a system on closed loop looks as follows: <text:s/></text:span></text:p>
        <text:p text:style-name="P25"/>
        <text:p text:style-name="P24"><text:span text:style-name="T37"><draw:frame draw:style-name="fr5" draw:name="Object1" text:anchor-type="as-char" svg:y="-0.2665in" svg:width="2.0299in" svg:height="0.4752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7"><text:tab/> <text:s text:c="14"/>(1.0)</text:span></text:p>
        <text:p text:style-name="P24"/>
        <text:p text:style-name="P38">In general the form of (1.0):</text:p>
        <text:p text:style-name="P38"/>
        <text:p text:style-name="P38"><text:tab/><text:tab/><text:tab/><draw:frame draw:style-name="fr5" draw:name="Object2" text:anchor-type="as-char" svg:y="-0.1508in" svg:width="0.8992in" svg:height="0.1862in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 (1.0.1)</text:p>
        <text:p text:style-name="P38"/>
        <text:p text:style-name="P39">were <text:span text:style-name="T25">µ </text:span><text:span text:style-name="T29">is called the entry of the system.</text:span></text:p>
        <text:p text:style-name="P36">Closing the loop, we will be able to control the response of the system.</text:p>
        <text:p text:style-name="P34">In these case we will analyze following system:</text:p>
        <text:p text:style-name="P34"/>
        <text:p text:style-name="P34"><text:tab/> <draw:frame draw:style-name="fr5" draw:name="Object112" text:anchor-type="as-char" svg:y="-0.2665in" svg:width="1.9752in" svg:height="0.4752in" draw:z-index="12"><draw:object xlink:href="./Object 112" xlink:type="simple" xlink:show="embed" xlink:actuate="onLoad"/><draw:image xlink:href="./ObjectReplacements/Object 112" xlink:type="simple" xlink:show="embed" xlink:actuate="onLoad"/><svg:desc>formula</svg:desc></draw:frame><text:s text:c="14"/>(1.1)</text:p>
        <text:p text:style-name="P34"/>
        <text:p text:style-name="P33">here <text:span text:style-name="T38">X</text:span><text:span text:style-name="T30">1</text:span>(t) and <text:span text:style-name="T38">X</text:span><text:span text:style-name="T30">2</text:span>(t) are unknown functions of time t, and a, b, c, d, <text:span text:style-name="T66">h and k</text:span> are constants (parameters). System (1.<text:span text:style-name="T66">1</text:span>) by itself has many practically important applications. <text:span text:style-name="T39">We could also represent system (1.1) on this form:</text:span></text:p>
        <text:p text:style-name="P23"/>
        <text:p text:style-name="P23"><draw:frame draw:style-name="fr5" draw:name="Object78" text:anchor-type="as-char" svg:y="-0.2571in" svg:width="1.3217in" svg:height="0.4783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text:s text:c="3"/><text:span text:style-name="T40">(1.2)</text:span></text:p>
        <text:p text:style-name="P22"/>
        <text:p text:style-name="P22">Let us <text:span text:style-name="T40">introduce </text:span>a definition:</text:p>
        <text:p text:style-name="P22"><text:span text:style-name="T7">Definition 1:</text:span> A nonzero vector <text:span text:style-name="T8">v</text:span> and number <text:span text:style-name="T7">λ</text:span> are called an eigen vector and an eigen value of a square matrix A if they satisfy equation:</text:p>
        <text:p text:style-name="P23"><text:span text:style-name="T40"><draw:frame draw:style-name="fr5" draw:name="Object36" text:anchor-type="as-char" svg:y="-0.1484in" svg:width="0.5772in" svg:height="0.1839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40">(1.3)</text:span></text:p>
        <text:p text:style-name="P23"/>
        <text:p text:style-name="P22">Eigen vectors are not unique, and it is easy to see that if we multiply it by an arbitrary constant <text:span text:style-name="T7">k</text:span> we get another eigen vector corresponding to the same eigen value. Indeed by multiplying (1.<text:span text:style-name="T40">3</text:span>) by k we get:</text:p>
        <text:p text:style-name="P23"><draw:frame draw:style-name="fr5" draw:name="Object37" text:anchor-type="as-char" svg:y="-0.1484in" svg:width="0.7016in" svg:height="0.1839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<text:p text:style-name="P23"/>
        <text:p text:style-name="P22">therefore, we can say that <text:span text:style-name="T7">kv</text:span> is also an eigen vector of (<text:span text:style-name="T40">1.3</text:span>) corresponding to eigen value <text:span text:style-name="T7">λ</text:span>.</text:p>
        <text:p text:style-name="P26">Eigen values can be calculated as following:</text:p>
        <text:p text:style-name="P26"/>
        <text:p text:style-name="P26"><draw:frame draw:style-name="fr5" draw:name="Object3" text:anchor-type="as-char" svg:y="-0.172in" svg:width="3.5354in" svg:height="0.2193in" draw:z-index="17"><draw:object xlink:href="./Object 10" xlink:type="simple" xlink:show="embed" xlink:actuate="onLoad"/><draw:image xlink:href="./ObjectReplacements/Object 10" xlink:type="simple" xlink:show="embed" xlink:actuate="onLoad"/></draw:frame>(1.<text:span text:style-name="T67">4</text:span>)</text:p>
        <text:p text:style-name="P26"/>
        <text:p text:style-name="P28">finally solving (1.<text:span text:style-name="T68">4</text:span>) for <text:s/><text:span text:style-name="T7">λ</text:span> we have:</text:p>
        <text:p text:style-name="P26"/>
        <text:p text:style-name="P26"><draw:frame draw:style-name="fr5" draw:name="Object4" text:anchor-type="as-char" svg:y="-0.2965in" svg:width="3.898in" svg:height="0.4453in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56">(1.5)</text:span></text:p>
        <text:p text:style-name="P37"/>
        <text:p text:style-name="P35"><text:span text:style-name="T69">In order to analyze </text:span><text:span text:style-name="T31">Equilibrium</text:span><text:span text:style-name="T69"> points and their behavior it is necessary to study eigen values of the matrix A. </text:span></text:p>
        <text:p text:style-name="P27"/>
        <text:p text:style-name="P29"/>
        <text:p text:style-name="P30"><text:s/></text:p>
        <text:p text:style-name="P31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60"><draw:frame draw:style-name="fr4" draw:name="Frame4" text:anchor-type="paragraph" svg:x="0.0154in" svg:y="-0.1764in" svg:width="8.7465in" draw:z-index="4"><draw:text-box fo:min-height="0.8429in"><text:h text:style-name="P55" text:outline-level="1" text:is-list-header="true">Parametric Analysis of different cases <text:s/>of equilibrium behavior <text:s/><text:span text:style-name="T70">with a system on closed loop</text:span></text:h><text:p text:style-name="P46">Given: <text:span text:style-name="T54">(1.1) and (1.5), we can classify several </text:span><text:span text:style-name="T33">equilibrium behaviors</text:span><text:span text:style-name="T53">: </text:span></text:p><text:p text:style-name="P40">1.- <text:s text:c="3"/><text:span text:style-name="T7">Spiral Sink</text:span> <draw:frame draw:style-name="fr5" draw:name="Object6" text:anchor-type="as-char" svg:y="-0.172in" svg:width="3.5543in" svg:height="0.2193in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" text:anchor-type="as-char" svg:y="-0.172in" svg:width="5.0862in" svg:height="0.2193in" draw:z-index="20"><draw:object xlink:href="./Object 2" xlink:type="simple" xlink:show="embed" xlink:actuate="onLoad"/><draw:image xlink:href="./ObjectReplacements/Object 2" xlink:type="simple" xlink:show="embed" xlink:actuate="onLoad"/></draw:frame></text:p><text:p text:style-name="P6"><draw:frame draw:style-name="fr5" draw:name="Object7" text:anchor-type="as-char" svg:y="-0.172in" svg:width="5.7693in" svg:height="0.2193in" draw:z-index="21"><draw:object xlink:href="./Object 4" xlink:type="simple" xlink:show="embed" xlink:actuate="onLoad"/><draw:image xlink:href="./ObjectReplacements/Object 4" xlink:type="simple" xlink:show="embed" xlink:actuate="onLoad"/></draw:frame></text:p><text:p text:style-name="P6"><draw:frame draw:style-name="fr5" draw:name="Object9" text:anchor-type="as-char" svg:y="-0.172in" svg:width="4.5252in" svg:height="0.2193in" draw:z-index="22"><draw:object xlink:href="./Object 8" xlink:type="simple" xlink:show="embed" xlink:actuate="onLoad"/><draw:image xlink:href="./ObjectReplacements/Object 8" xlink:type="simple" xlink:show="embed" xlink:actuate="onLoad"/></draw:frame></text:p><text:p text:style-name="P6"/><text:p text:style-name="P7"><text:span text:style-name="T41">finally</text:span>:</text:p><text:p text:style-name="P7"><draw:frame draw:style-name="fr5" draw:name="Object8" text:anchor-type="as-char" svg:y="-0.152in" svg:width="2.2465in" svg:height="0.2in" draw:z-index="25"><draw:object xlink:href="./Object 6" xlink:type="simple" xlink:show="embed" xlink:actuate="onLoad"/><draw:image xlink:href="./ObjectReplacements/Object 6" xlink:type="simple" xlink:show="embed" xlink:actuate="onLoad"/></draw:frame></text:p><text:p text:style-name="P7"/><text:p text:style-name="P12">2.- <text:span text:style-name="T7">Nodal Sink</text:span> <draw:frame draw:style-name="fr5" draw:name="Object11" text:anchor-type="as-char" svg:y="-0.172in" svg:width="3.9673in" svg:height="0.2327in" draw:z-index="26"><draw:object xlink:href="./Object 11" xlink:type="simple" xlink:show="embed" xlink:actuate="onLoad"/><draw:image xlink:href="./ObjectReplacements/Object 11" xlink:type="simple" xlink:show="embed" xlink:actuate="onLoad"/></draw:frame></text:p><text:p text:style-name="P7"><text:tab/><text:span text:style-name="T42">result:</text:span></text:p><text:p text:style-name="P10"><draw:frame draw:style-name="fr5" draw:name="Object12" text:anchor-type="as-char" svg:y="-0.172in" svg:width="5.7283in" svg:height="0.2193in" draw:z-index="27"><draw:object xlink:href="./Object 12" xlink:type="simple" xlink:show="embed" xlink:actuate="onLoad"/><draw:image xlink:href="./ObjectReplacements/Object 12" xlink:type="simple" xlink:show="embed" xlink:actuate="onLoad"/></draw:frame></text:p><text:p text:style-name="P10"><draw:frame draw:style-name="fr5" draw:name="Object13" text:anchor-type="as-char" svg:y="-0.1634in" svg:width="3.4055in" svg:height="0.2102in" draw:z-index="28"><draw:object xlink:href="./Object 14" xlink:type="simple" xlink:show="embed" xlink:actuate="onLoad"/><draw:image xlink:href="./ObjectReplacements/Object 14" xlink:type="simple" xlink:show="embed" xlink:actuate="onLoad"/></draw:frame></text:p><text:p text:style-name="P10"><draw:frame draw:style-name="fr5" draw:name="Object14" text:anchor-type="as-char" svg:y="-0.1634in" svg:width="5.6063in" svg:height="0.2102in" draw:z-index="29"><draw:object xlink:href="./Object 16" xlink:type="simple" xlink:show="embed" xlink:actuate="onLoad"/><draw:image xlink:href="./ObjectReplacements/Object 16" xlink:type="simple" xlink:show="embed" xlink:actuate="onLoad"/></draw:frame></text:p><text:p text:style-name="P10"><draw:frame draw:style-name="fr5" draw:name="Object15" text:anchor-type="as-char" svg:y="-0.172in" svg:width="7.3008in" svg:height="0.2193in" draw:z-index="30"><draw:object xlink:href="./Object 18" xlink:type="simple" xlink:show="embed" xlink:actuate="onLoad"/><draw:image xlink:href="./ObjectReplacements/Object 18" xlink:type="simple" xlink:show="embed" xlink:actuate="onLoad"/></draw:frame></text:p><text:p text:style-name="P10"><draw:frame draw:style-name="fr5" draw:name="Object16" text:anchor-type="as-char" svg:y="-0.172in" svg:width="8.1898in" svg:height="0.2193in" draw:z-index="31"><draw:object xlink:href="./Object 20" xlink:type="simple" xlink:show="embed" xlink:actuate="onLoad"/><draw:image xlink:href="./ObjectReplacements/Object 20" xlink:type="simple" xlink:show="embed" xlink:actuate="onLoad"/></draw:frame></text:p><text:p text:style-name="P10"><draw:frame draw:style-name="fr5" draw:name="Object17" text:anchor-type="as-char" svg:y="-0.172in" svg:width="5.7362in" svg:height="0.2193in" draw:z-index="32"><draw:object xlink:href="./Object 21" xlink:type="simple" xlink:show="embed" xlink:actuate="onLoad"/><draw:image xlink:href="./ObjectReplacements/Object 21" xlink:type="simple" xlink:show="embed" xlink:actuate="onLoad"/></draw:frame></text:p><text:p text:style-name="P7"><draw:frame draw:style-name="fr5" draw:name="Object18" text:anchor-type="as-char" svg:y="-0.172in" svg:width="3.9728in" svg:height="0.2193in" draw:z-index="33"><draw:object xlink:href="./Object 9" xlink:type="simple" xlink:show="embed" xlink:actuate="onLoad"/><draw:image xlink:href="./ObjectReplacements/Object 9" xlink:type="simple" xlink:show="embed" xlink:actuate="onLoad"/></draw:frame></text:p><text:p text:style-name="P7"><draw:frame draw:style-name="fr5" draw:name="Object10" text:anchor-type="as-char" svg:y="-0.1634in" svg:width="4.911in" svg:height="0.2102in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<text:p text:style-name="P7"><draw:frame draw:style-name="fr5" draw:name="Object35" text:anchor-type="as-char" svg:y="-0.1634in" svg:width="5.628in" svg:height="0.2102in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</text:p><text:p text:style-name="P7"><draw:frame draw:style-name="fr5" draw:name="Object38" text:anchor-type="as-char" svg:y="-0.172in" svg:width="6.1307in" svg:height="0.2193in" draw:z-index="36"><draw:object xlink:href="./Object 23" xlink:type="simple" xlink:show="embed" xlink:actuate="onLoad"/><draw:image xlink:href="./ObjectReplacements/Object 23" xlink:type="simple" xlink:show="embed" xlink:actuate="onLoad"/><svg:desc>formula</svg:desc></draw:frame></text:p><text:p text:style-name="P9">finally:</text:p><text:p text:style-name="P9"><draw:frame draw:style-name="fr5" draw:name="Object19" text:anchor-type="as-char" svg:y="-0.1634in" svg:width="7.0425in" svg:height="0.2102in" draw:z-index="37"><draw:object xlink:href="./Object 24" xlink:type="simple" xlink:show="embed" xlink:actuate="onLoad"/><draw:image xlink:href="./ObjectReplacements/Object 24" xlink:type="simple" xlink:show="embed" xlink:actuate="onLoad"/></draw:frame></text:p><text:p text:style-name="P9"/><text:p text:style-name="P14">3.- <text:span text:style-name="T7">Spiral Source </text:span><text:span text:style-name="T7"><draw:frame draw:style-name="fr5" draw:name="Object20" text:anchor-type="as-char" svg:y="-0.172in" svg:width="3.6701in" svg:height="0.2193in" draw:z-index="38"><draw:object xlink:href="./Object 26" xlink:type="simple" xlink:show="embed" xlink:actuate="onLoad"/><draw:image xlink:href="./ObjectReplacements/Object 26" xlink:type="simple" xlink:show="embed" xlink:actuate="onLoad"/></draw:frame></text:span></text:p><text:p text:style-name="P14"><text:tab/>result:</text:p><text:p text:style-name="P14"><draw:frame draw:style-name="fr5" draw:name="Object21" text:anchor-type="as-char" svg:y="-0.172in" svg:width="5.7693in" svg:height="0.2193in" draw:z-index="39"><draw:object xlink:href="./Object 28" xlink:type="simple" xlink:show="embed" xlink:actuate="onLoad"/><draw:image xlink:href="./ObjectReplacements/Object 28" xlink:type="simple" xlink:show="embed" xlink:actuate="onLoad"/></draw:frame></text:p><text:p text:style-name="P14"><draw:frame draw:style-name="fr5" draw:name="Object22" text:anchor-type="as-char" svg:y="-0.172in" svg:width="5.5425in" svg:height="0.2193in" draw:z-index="40"><draw:object xlink:href="./Object 30" xlink:type="simple" xlink:show="embed" xlink:actuate="onLoad"/><draw:image xlink:href="./ObjectReplacements/Object 30" xlink:type="simple" xlink:show="embed" xlink:actuate="onLoad"/></draw:frame></text:p><text:p text:style-name="P14"><draw:frame draw:style-name="fr5" draw:name="Object23" text:anchor-type="as-char" svg:y="-0.172in" svg:width="5.9453in" svg:height="0.2193in" draw:z-index="45"><draw:object xlink:href="./Object 31" xlink:type="simple" xlink:show="embed" xlink:actuate="onLoad"/><draw:image xlink:href="./ObjectReplacements/Object 31" xlink:type="simple" xlink:show="embed" xlink:actuate="onLoad"/></draw:frame></text:p><text:p text:style-name="P14"><draw:frame draw:style-name="fr5" draw:name="Object24" text:anchor-type="as-char" svg:y="-0.172in" svg:width="5.7311in" svg:height="0.2193in" draw:z-index="46"><draw:object xlink:href="./Object 32" xlink:type="simple" xlink:show="embed" xlink:actuate="onLoad"/><draw:image xlink:href="./ObjectReplacements/Object 32" xlink:type="simple" xlink:show="embed" xlink:actuate="onLoad"/></draw:frame></text:p><text:p text:style-name="P14"><draw:frame draw:style-name="fr5" draw:name="Object39" text:anchor-type="as-char" svg:y="-0.172in" svg:width="4.8366in" svg:height="0.2193in" draw:z-index="47"><draw:object xlink:href="./Object 25" xlink:type="simple" xlink:show="embed" xlink:actuate="onLoad"/><draw:image xlink:href="./ObjectReplacements/Object 25" xlink:type="simple" xlink:show="embed" xlink:actuate="onLoad"/><svg:desc>formula</svg:desc></draw:frame></text:p><text:p text:style-name="P15">finally:</text:p><text:p text:style-name="P9"><draw:frame draw:style-name="fr5" draw:name="Object25" text:anchor-type="as-char" svg:y="-0.172in" svg:width="6.6256in" svg:height="0.2193in" draw:z-index="48"><draw:object xlink:href="./Object 34" xlink:type="simple" xlink:show="embed" xlink:actuate="onLoad"/><draw:image xlink:href="./ObjectReplacements/Object 34" xlink:type="simple" xlink:show="embed" xlink:actuate="onLoad"/></draw:frame></text:p></draw:text-box></draw:frame></text:p>
        <text:p text:style-name="P31"><draw:frame draw:style-name="fr4" draw:name="Frame5" text:anchor-type="paragraph" svg:x="0.0236in" svg:y="-0.1602in" svg:width="8.7465in" draw:z-index="5"><draw:text-box fo:min-height="0.8429in"><text:p text:style-name="P40">4.-<text:span text:style-name="T7">Nodal Source</text:span> <draw:frame draw:style-name="fr5" draw:name="Object26" text:anchor-type="as-char" svg:y="-0.172in" svg:width="3.9673in" svg:height="0.2327in" draw:z-index="49"><draw:object xlink:href="./Object 36" xlink:type="simple" xlink:show="embed" xlink:actuate="onLoad"/><draw:image xlink:href="./ObjectReplacements/Object 36" xlink:type="simple" xlink:show="embed" xlink:actuate="onLoad"/></draw:frame></text:p><text:p text:style-name="P43"><text:tab/><text:span text:style-name="T41">result</text:span><text:span text:style-name="T32">: </text:span></text:p><text:p text:style-name="P5"><draw:frame draw:style-name="fr5" draw:name="Object27" text:anchor-type="as-char" svg:y="-0.1634in" svg:width="7.7362in" svg:height="0.2102in" draw:z-index="50"><draw:object xlink:href="./Object 37" xlink:type="simple" xlink:show="embed" xlink:actuate="onLoad"/><draw:image xlink:href="./ObjectReplacements/Object 37" xlink:type="simple" xlink:show="embed" xlink:actuate="onLoad"/></draw:frame></text:p><text:p text:style-name="P6"><draw:frame draw:style-name="fr5" draw:name="Object28" text:anchor-type="as-char" svg:y="-0.172in" svg:width="7.3047in" svg:height="0.2193in" draw:z-index="51"><draw:object xlink:href="./Object 38" xlink:type="simple" xlink:show="embed" xlink:actuate="onLoad"/><draw:image xlink:href="./ObjectReplacements/Object 38" xlink:type="simple" xlink:show="embed" xlink:actuate="onLoad"/></draw:frame></text:p><text:p text:style-name="P6"><draw:frame draw:style-name="fr5" draw:name="Object29" text:anchor-type="as-char" svg:y="-0.172in" svg:width="5.2083in" svg:height="0.2193in" draw:z-index="52"><draw:object xlink:href="./Object 40" xlink:type="simple" xlink:show="embed" xlink:actuate="onLoad"/><draw:image xlink:href="./ObjectReplacements/Object 40" xlink:type="simple" xlink:show="embed" xlink:actuate="onLoad"/></draw:frame></text:p><text:p text:style-name="P6"><draw:frame draw:style-name="fr5" draw:name="Object30" text:anchor-type="as-char" svg:y="-0.172in" svg:width="5.6799in" svg:height="0.2193in" draw:z-index="53"><draw:object xlink:href="./Object 41" xlink:type="simple" xlink:show="embed" xlink:actuate="onLoad"/><draw:image xlink:href="./ObjectReplacements/Object 41" xlink:type="simple" xlink:show="embed" xlink:actuate="onLoad"/></draw:frame></text:p><text:p text:style-name="P6"><draw:frame draw:style-name="fr5" draw:name="Object62" text:anchor-type="as-char" svg:y="-0.1634in" svg:width="6.9193in" svg:height="0.2193in" draw:z-index="58"><draw:object xlink:href="./Object 61" xlink:type="simple" xlink:show="embed" xlink:actuate="onLoad"/><draw:image xlink:href="./ObjectReplacements/Object 61" xlink:type="simple" xlink:show="embed" xlink:actuate="onLoad"/></draw:frame></text:p><text:p text:style-name="P6"><draw:frame draw:style-name="fr5" draw:name="Object40" text:anchor-type="as-char" svg:y="-0.172in" svg:width="3.9543in" svg:height="0.2193in" draw:z-index="62"><draw:object xlink:href="./Object 27" xlink:type="simple" xlink:show="embed" xlink:actuate="onLoad"/><draw:image xlink:href="./ObjectReplacements/Object 27" xlink:type="simple" xlink:show="embed" xlink:actuate="onLoad"/><svg:desc>formula</svg:desc></draw:frame></text:p><text:p text:style-name="P6"><draw:frame draw:style-name="fr5" draw:name="Object41" text:anchor-type="as-char" svg:y="-0.172in" svg:width="7.5035in" svg:height="0.2193in" draw:z-index="66"><draw:object xlink:href="./Object 29" xlink:type="simple" xlink:show="embed" xlink:actuate="onLoad"/><draw:image xlink:href="./ObjectReplacements/Object 29" xlink:type="simple" xlink:show="embed" xlink:actuate="onLoad"/><svg:desc>formula</svg:desc></draw:frame></text:p><text:p text:style-name="P6"><draw:frame draw:style-name="fr5" draw:name="Object42" text:anchor-type="as-char" svg:y="-0.1634in" svg:width="8.0256in" svg:height="0.2102in" draw:z-index="70"><draw:object xlink:href="./Object 33" xlink:type="simple" xlink:show="embed" xlink:actuate="onLoad"/><draw:image xlink:href="./ObjectReplacements/Object 33" xlink:type="simple" xlink:show="embed" xlink:actuate="onLoad"/><svg:desc>formula</svg:desc></draw:frame></text:p><text:p text:style-name="P6"><draw:frame draw:style-name="fr5" draw:name="Object43" text:anchor-type="as-char" svg:y="-0.1634in" svg:width="4.052in" svg:height="0.2102in" draw:z-index="78"><draw:object xlink:href="./Object 35" xlink:type="simple" xlink:show="embed" xlink:actuate="onLoad"/><draw:image xlink:href="./ObjectReplacements/Object 35" xlink:type="simple" xlink:show="embed" xlink:actuate="onLoad"/><svg:desc>formula</svg:desc></draw:frame></text:p><text:p text:style-name="P6"><draw:frame draw:style-name="fr5" draw:name="Object44" text:anchor-type="as-char" svg:y="-0.1634in" svg:width="4.0429in" svg:height="0.2102in" draw:z-index="79"><draw:object xlink:href="./Object 39" xlink:type="simple" xlink:show="embed" xlink:actuate="onLoad"/><draw:image xlink:href="./ObjectReplacements/Object 39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31" text:anchor-type="as-char" svg:y="-0.152in" svg:width="3.6563in" svg:height="0.2in" draw:z-index="80"><draw:object xlink:href="./Object 42" xlink:type="simple" xlink:show="embed" xlink:actuate="onLoad"/><draw:image xlink:href="./ObjectReplacements/Object 42" xlink:type="simple" xlink:show="embed" xlink:actuate="onLoad"/><svg:desc>formula</svg:desc></draw:frame></text:p><text:p text:style-name="P7"/><text:p text:style-name="P12"><text:span text:style-name="T46">5</text:span>.- <text:span text:style-name="T9">Saddle</text:span><text:span text:style-name="T74"> </text:span><text:span text:style-name="T73"><draw:frame draw:style-name="fr5" draw:name="Object32" text:anchor-type="as-char" svg:y="-0.172in" svg:width="3.4654in" svg:height="0.2327in" draw:z-index="8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33" text:anchor-type="as-char" svg:y="-0.172in" svg:width="2.661in" svg:height="0.2193in" draw:z-index="83"><draw:object xlink:href="./Object 44" xlink:type="simple" xlink:show="embed" xlink:actuate="onLoad"/><draw:image xlink:href="./ObjectReplacements/Object 44" xlink:type="simple" xlink:show="embed" xlink:actuate="onLoad"/><svg:desc>formula</svg:desc></draw:frame></text:p><text:p text:style-name="P10"><draw:frame draw:style-name="fr5" draw:name="Object34" text:anchor-type="as-char" svg:y="-0.1626in" svg:width="4.7409in" svg:height="0.2102in" draw:z-index="84"><draw:object xlink:href="./Object 45" xlink:type="simple" xlink:show="embed" xlink:actuate="onLoad"/><draw:image xlink:href="./ObjectReplacements/Object 45" xlink:type="simple" xlink:show="embed" xlink:actuate="onLoad"/><svg:desc>formula</svg:desc></draw:frame></text:p><text:p text:style-name="P10"><draw:frame draw:style-name="fr5" draw:name="Object50" text:anchor-type="as-char" svg:y="-0.152in" svg:width="1.5256in" svg:height="0.2in" draw:z-index="85"><draw:object xlink:href="./Object 46" xlink:type="simple" xlink:show="embed" xlink:actuate="onLoad"/><draw:image xlink:href="./ObjectReplacements/Object 46" xlink:type="simple" xlink:show="embed" xlink:actuate="onLoad"/><svg:desc>formula</svg:desc></draw:frame></text:p><text:p text:style-name="P9">finally:</text:p><text:p text:style-name="P9"><draw:frame draw:style-name="fr5" draw:name="Object55" text:anchor-type="as-char" svg:y="-0.172in" svg:width="3.5925in" svg:height="0.2193in" draw:z-index="86"><draw:object xlink:href="./Object 52" xlink:type="simple" xlink:show="embed" xlink:actuate="onLoad"/><draw:image xlink:href="./ObjectReplacements/Object 52" xlink:type="simple" xlink:show="embed" xlink:actuate="onLoad"/><svg:desc>formula</svg:desc></draw:frame></text:p><text:p text:style-name="P9"/><text:p text:style-name="P14"><text:span text:style-name="T47">6</text:span>.- <text:span text:style-name="T10">Center</text:span><text:span text:style-name="T7"> </text:span><text:span text:style-name="T7"><draw:frame draw:style-name="fr5" draw:name="Object56" text:anchor-type="as-char" svg:y="-0.172in" svg:width="3.6953in" svg:height="0.2193in" draw:z-index="8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<text:p text:style-name="P14"><text:tab/>result:</text:p><text:p text:style-name="P14"><draw:frame draw:style-name="fr5" draw:name="Object57" text:anchor-type="as-char" svg:y="-0.172in" svg:width="3.1598in" svg:height="0.2193in" draw:z-index="82"><draw:object xlink:href="./Object 54" xlink:type="simple" xlink:show="embed" xlink:actuate="onLoad"/><draw:image xlink:href="./ObjectReplacements/Object 54" xlink:type="simple" xlink:show="embed" xlink:actuate="onLoad"/><svg:desc>formula</svg:desc></draw:frame></text:p><text:p text:style-name="P14"><draw:frame draw:style-name="fr5" draw:name="Object58" text:anchor-type="as-char" svg:y="-0.152in" svg:width="0.8807in" svg:height="0.2in" draw:z-index="74"><draw:object xlink:href="./Object 55" xlink:type="simple" xlink:show="embed" xlink:actuate="onLoad"/><draw:image xlink:href="./ObjectReplacements/Object 55" xlink:type="simple" xlink:show="embed" xlink:actuate="onLoad"/><svg:desc>formula</svg:desc></draw:frame></text:p><text:p text:style-name="P14"/><text:p text:style-name="P15">finally:</text:p><text:p text:style-name="P9"><draw:frame draw:style-name="fr5" draw:name="Object61" text:anchor-type="as-char" svg:y="-0.1228in" svg:width="0.4201in" svg:height="0.1646in" draw:z-index="54"><draw:object xlink:href="./Object 58" xlink:type="simple" xlink:show="embed" xlink:actuate="onLoad"/><draw:image xlink:href="./ObjectReplacements/Object 58" xlink:type="simple" xlink:show="embed" xlink:actuate="onLoad"/><svg:desc>formula</svg:desc></draw:frame></text:p></draw:text-box></draw:frame><text:soft-page-break/></text:p>
        <text:p text:style-name="P31"/>
        <text:p text:style-name="P31"/>
        <text:p text:style-name="P31"/>
        <text:p text:style-name="P31"/>
        <text:p text:style-name="P31"/>
        <text:p text:style-name="P31"><text:soft-page-break/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draw:frame draw:style-name="fr4" draw:name="Frame6" text:anchor-type="paragraph" svg:x="-0.0909in" svg:y="0.0728in" svg:width="8.7465in" draw:z-index="6"><draw:text-box fo:min-height="0.8429in"><text:p text:style-name="P40"><text:span text:style-name="T48">7</text:span>.-<text:span text:style-name="T11">Degenerate </text:span><text:span text:style-name="T7">Nodal Source</text:span> <draw:frame draw:style-name="fr5" draw:name="Object51" text:anchor-type="as-char" svg:y="-0.172in" svg:width="5.0484in" svg:height="0.2327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p><text:p text:style-name="P43"><text:tab/><text:span text:style-name="T41">result</text:span><text:span text:style-name="T32">: </text:span></text:p><text:p text:style-name="P5"><draw:frame draw:style-name="fr5" draw:name="Object52" text:anchor-type="as-char" svg:y="-0.172in" svg:width="7.848in" svg:height="0.2193in" draw:z-index="56"><draw:object xlink:href="./Object 48" xlink:type="simple" xlink:show="embed" xlink:actuate="onLoad"/><draw:image xlink:href="./ObjectReplacements/Object 48" xlink:type="simple" xlink:show="embed" xlink:actuate="onLoad"/><svg:desc>formula</svg:desc></draw:frame></text:p><text:p text:style-name="P6"><draw:frame draw:style-name="fr5" draw:name="Object53" text:anchor-type="as-char" svg:y="-0.172in" svg:width="8.4252in" svg:height="0.2193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p><text:p text:style-name="P6"><draw:frame draw:style-name="fr5" draw:name="Object54" text:anchor-type="as-char" svg:y="-0.152in" svg:width="1.1992in" svg:height="0.2in" draw:z-index="59"><draw:object xlink:href="./Object 51" xlink:type="simple" xlink:show="embed" xlink:actuate="onLoad"/><draw:image xlink:href="./ObjectReplacements/Object 51" xlink:type="simple" xlink:show="embed" xlink:actuate="onLoad"/><svg:desc>formula</svg:desc></draw:frame></text:p><text:p text:style-name="P6"><draw:frame draw:style-name="fr5" draw:name="Object59" text:anchor-type="as-char" svg:y="-0.172in" svg:width="6.111in" svg:height="0.2193in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/text:p><text:p text:style-name="P6"><draw:frame draw:style-name="fr5" draw:name="Object60" text:anchor-type="as-char" svg:y="-0.152in" svg:width="1.1319in" svg:height="0.2in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63" text:anchor-type="as-char" svg:y="-0.1201in" svg:width="0.3783in" svg:height="0.1307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<text:p text:style-name="P7"/><text:p text:style-name="P13"><text:span text:style-name="T49">8</text:span>.- <text:span text:style-name="T11">Degenerate </text:span><text:span text:style-name="T12">Nodal </text:span><text:span text:style-name="T13">Sink</text:span><text:span text:style-name="T12"> </text:span><text:span text:style-name="T12"><draw:frame draw:style-name="fr5" draw:name="Object64" text:anchor-type="as-char" svg:y="-0.172in" svg:width="5.0484in" svg:height="0.2327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65" text:anchor-type="as-char" svg:y="-0.172in" svg:width="6.1846in" svg:height="0.2193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<text:p text:style-name="P10"><draw:frame draw:style-name="fr5" draw:name="Object66" text:anchor-type="as-char" svg:y="-0.172in" svg:width="7.8535in" svg:height="0.2193in" draw:z-index="67"><draw:object xlink:href="./Object 65" xlink:type="simple" xlink:show="embed" xlink:actuate="onLoad"/><draw:image xlink:href="./ObjectReplacements/Object 65" xlink:type="simple" xlink:show="embed" xlink:actuate="onLoad"/><svg:desc>formula</svg:desc></draw:frame></text:p><text:p text:style-name="P8"><draw:frame draw:style-name="fr5" draw:name="Object67" text:anchor-type="as-char" svg:y="-0.172in" svg:width="7.8484in" svg:height="0.2193in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p><text:p text:style-name="P14"><draw:frame draw:style-name="fr5" draw:name="Object73" text:anchor-type="as-char" svg:y="-0.152in" svg:width="1.2047in" svg:height="0.2in" draw:z-index="69"><draw:object xlink:href="./Object 72" xlink:type="simple" xlink:show="embed" xlink:actuate="onLoad"/><draw:image xlink:href="./ObjectReplacements/Object 72" xlink:type="simple" xlink:show="embed" xlink:actuate="onLoad"/></draw:frame></text:p><text:p text:style-name="P14"><draw:frame draw:style-name="fr5" draw:name="Object74" text:anchor-type="as-char" svg:y="-0.1484in" svg:width="0.5819in" svg:height="0.1839in" draw:z-index="71"><draw:object xlink:href="./Object 73" xlink:type="simple" xlink:show="embed" xlink:actuate="onLoad"/><draw:image xlink:href="./ObjectReplacements/Object 73" xlink:type="simple" xlink:show="embed" xlink:actuate="onLoad"/></draw:frame></text:p><text:p text:style-name="P9"><text:span text:style-name="T43">finally</text:span>:</text:p><text:p text:style-name="P9"><draw:frame draw:style-name="fr5" draw:name="Object68" text:anchor-type="as-char" svg:y="-0.152in" svg:width="1.3181in" svg:height="0.2in" draw:z-index="72"><draw:object xlink:href="./Object 67" xlink:type="simple" xlink:show="embed" xlink:actuate="onLoad"/><draw:image xlink:href="./ObjectReplacements/Object 67" xlink:type="simple" xlink:show="embed" xlink:actuate="onLoad"/><svg:desc>formula</svg:desc></draw:frame></text:p><text:p text:style-name="P9"/><text:p text:style-name="P14"><text:span text:style-name="T50">9</text:span>.- <text:span text:style-name="T14">Unstable Saddle Node</text:span><text:span text:style-name="T7"> </text:span><text:span text:style-name="T7"><draw:frame draw:style-name="fr5" draw:name="Object69" text:anchor-type="as-char" svg:y="-0.152in" svg:width="5.1764in" svg:height="0.2134in" draw:z-index="73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p><text:p text:style-name="P14"><text:tab/>result:</text:p><text:p text:style-name="P14"><draw:frame draw:style-name="fr5" draw:name="Object70" text:anchor-type="as-char" svg:y="-0.172in" svg:width="8.6193in" svg:height="0.2193in" draw:z-index="75"><draw:object xlink:href="./Object 69" xlink:type="simple" xlink:show="embed" xlink:actuate="onLoad"/><draw:image xlink:href="./ObjectReplacements/Object 69" xlink:type="simple" xlink:show="embed" xlink:actuate="onLoad"/><svg:desc>formula</svg:desc></draw:frame></text:p><text:p text:style-name="P14"><draw:frame draw:style-name="fr5" draw:name="Object71" text:anchor-type="as-char" svg:y="-0.152in" svg:width="4.7307in" svg:height="0.2in" draw:z-index="76"><draw:object xlink:href="./Object 70" xlink:type="simple" xlink:show="embed" xlink:actuate="onLoad"/><draw:image xlink:href="./ObjectReplacements/Object 70" xlink:type="simple" xlink:show="embed" xlink:actuate="onLoad"/><svg:desc>formula</svg:desc></draw:frame></text:p><text:p text:style-name="P14"/><text:p text:style-name="P15">finally:</text:p><text:p text:style-name="P9"><draw:frame draw:style-name="fr5" draw:name="Object72" text:anchor-type="as-char" svg:y="-0.1228in" svg:width="0.4201in" svg:height="0.1646in" draw:z-index="77"><draw:object xlink:href="./Object 71" xlink:type="simple" xlink:show="embed" xlink:actuate="onLoad"/><draw:image xlink:href="./ObjectReplacements/Object 71" xlink:type="simple" xlink:show="embed" xlink:actuate="onLoad"/><svg:desc>formula</svg:desc></draw:frame></text:p></draw:text-box></draw:frame></text:p>
        <text:p text:style-name="P31"/>
        <text:p text:style-name="P31"/>
        <text:p text:style-name="P31"/>
        <text:p text:style-name="P31"/>
        <text:p text:style-name="P31"/>
        <text:p text:style-name="P31"/>
        <text:p text:style-name="P31"/>
        <text:p text:style-name="P31"><text:soft-page-break/></text:p>
        <text:h text:style-name="P56" text:outline-level="1" text:is-list-header="true"><draw:frame draw:style-name="fr4" draw:name="Frame7" text:anchor-type="paragraph" svg:x="0.0236in" svg:y="0.0728in" svg:width="8.7465in" draw:z-index="7"><draw:text-box fo:min-height="0.8429in"><text:p text:style-name="P41"><text:span text:style-name="T51">10</text:span>.-<text:span text:style-name="T15">S</text:span><text:span text:style-name="T44">table Saddle Node</text:span><text:span text:style-name="T45"> </text:span><text:span text:style-name="T45"><draw:frame draw:style-name="fr5" draw:name="Object75" text:anchor-type="as-char" svg:y="-0.152in" svg:width="5.1764in" svg:height="0.2134in" draw:z-index="8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<text:p text:style-name="P43"><text:tab/><text:span text:style-name="T41">result</text:span><text:span text:style-name="T32">: </text:span></text:p><text:p text:style-name="P5"><draw:frame draw:style-name="fr5" draw:name="Object76" text:anchor-type="as-char" svg:y="-0.172in" svg:width="8.6193in" svg:height="0.2193in" draw:z-index="9"><draw:object xlink:href="./Object 75" xlink:type="simple" xlink:show="embed" xlink:actuate="onLoad"/><draw:image xlink:href="./ObjectReplacements/Object 75" xlink:type="simple" xlink:show="embed" xlink:actuate="onLoad"/><svg:desc>formula</svg:desc></draw:frame></text:p><text:p text:style-name="P6"><draw:frame draw:style-name="fr5" draw:name="Object77" text:anchor-type="as-char" svg:y="-0.152in" svg:width="4.7307in" svg:height="0.2in" draw:z-index="15"><draw:object xlink:href="./Object 76" xlink:type="simple" xlink:show="embed" xlink:actuate="onLoad"/><draw:image xlink:href="./ObjectReplacements/Object 76" xlink:type="simple" xlink:show="embed" xlink:actuate="onLoad"/><svg:desc>formula</svg:desc></draw:frame></text:p><text:p text:style-name="P7"><text:span text:style-name="T41">finally</text:span>:</text:p><text:p text:style-name="P7"><draw:frame draw:style-name="fr5" draw:name="Object81" text:anchor-type="as-char" svg:y="-0.1228in" svg:width="0.4201in" svg:height="0.1646in" draw:z-index="23"><draw:object xlink:href="./Object 81" xlink:type="simple" xlink:show="embed" xlink:actuate="onLoad"/><draw:image xlink:href="./ObjectReplacements/Object 81" xlink:type="simple" xlink:show="embed" xlink:actuate="onLoad"/><svg:desc>formula</svg:desc></draw:frame></text:p><text:p text:style-name="P7"/><text:p text:style-name="P13"><text:span text:style-name="T52">11</text:span>.- <text:span text:style-name="T16">Both Eigen Values are 0</text:span><text:span text:style-name="T12"> </text:span><text:span text:style-name="T12"><draw:frame draw:style-name="fr5" draw:name="Object82" text:anchor-type="as-char" svg:y="-0.1484in" svg:width="0.7228in" svg:height="0.2091in" draw:z-index="24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<text:p text:style-name="P7"><text:tab/><text:span text:style-name="T42">result:</text:span></text:p><text:p text:style-name="P10"><draw:frame draw:style-name="fr5" draw:name="Object83" text:anchor-type="as-char" svg:y="-0.172in" svg:width="5.4335in" svg:height="0.2193in" draw:z-index="41"><draw:object xlink:href="./Object 83" xlink:type="simple" xlink:show="embed" xlink:actuate="onLoad"/><draw:image xlink:href="./ObjectReplacements/Object 83" xlink:type="simple" xlink:show="embed" xlink:actuate="onLoad"/><svg:desc>formula</svg:desc></draw:frame></text:p><text:p text:style-name="P10"><draw:frame draw:style-name="fr5" draw:name="Object84" text:anchor-type="as-char" svg:y="-0.152in" svg:width="4.8047in" svg:height="0.2in" draw:z-index="42"><draw:object xlink:href="./Object 77" xlink:type="simple" xlink:show="embed" xlink:actuate="onLoad"/><draw:image xlink:href="./ObjectReplacements/Object 77" xlink:type="simple" xlink:show="embed" xlink:actuate="onLoad"/><svg:desc>formula</svg:desc></draw:frame></text:p><text:p text:style-name="P8"><draw:frame draw:style-name="fr5" draw:name="Object85" text:anchor-type="as-char" svg:y="-0.172in" svg:width="5.4091in" svg:height="0.2193in" draw:z-index="43"><draw:object xlink:href="./Object 78" xlink:type="simple" xlink:show="embed" xlink:actuate="onLoad"/><draw:image xlink:href="./ObjectReplacements/Object 78" xlink:type="simple" xlink:show="embed" xlink:actuate="onLoad"/><svg:desc>formula</svg:desc></draw:frame></text:p><text:p text:style-name="P9"><text:span text:style-name="T43">finally</text:span>:</text:p><text:p text:style-name="P9"><draw:frame draw:style-name="fr5" draw:name="Object88" text:anchor-type="as-char" svg:y="-0.1256in" svg:width="0.6429in" svg:height="0.1673in" draw:z-index="44"><draw:object xlink:href="./Object 85" xlink:type="simple" xlink:show="embed" xlink:actuate="onLoad"/><draw:image xlink:href="./ObjectReplacements/Object 85" xlink:type="simple" xlink:show="embed" xlink:actuate="onLoad"/><svg:desc>formula</svg:desc></draw:frame></text:p><text:p text:style-name="P9"/><text:p text:style-name="P16"/><text:p text:style-name="P45"/><text:p text:style-name="P44"><text:s/></text:p><text:p text:style-name="P11"/><text:p text:style-name="P9"/><text:p text:style-name="P9"/></draw:text-box></draw:frame></text:h>
        <text:h text:style-name="P58" text:outline-level="1" text:is-list-header="true"><text:span text:style-name="T55">conclusions</text:span> </text:h>
        <text:p text:style-name="P49">We have found all possible types of equilibrium which can occur in 2D systems: saddle, non-stable node, stable node, center, non-stable spiral and stable spiral. By analyzing <text:s/><text:span text:style-name="T71">eigen values of the selected system.</text:span></text:p>
        <text:p text:style-name="P50">With the ranges exposed above we are able to determine the behavior of the system once we close the loop on a second order system with the entry specified above, <text:span text:style-name="T72">with this and according with the control theory we could modify systems to give a certain wanted behavior. For example closing the loop will allow us to make a system that is not stable, stable by changing the equilibrium behavior from a source to a sink, this is very useful on a lot of topics.</text:span></text:p>
        <text:p text:style-name="P48">These results are applicable to any linear system which can be expressed in the form <text:span text:style-name="T71">of system (1.1)</text:span>.</text:p>
        <text:h text:style-name="P57" text:outline-level="1" text:is-list-header="true">references </text:h>
        <text:p text:style-name="P47"/>
        <text:p text:style-name="P18"><text:span text:style-name="T35">[1] KATSUHIKO. O. (2010). “Modern Control Engineering”. 5Fh </text:span><text:span text:style-name="T36">E</text:span><text:span text:style-name="T35">dition. </text:span>Tokyo, Univ. of Tokyo Press.</text:p>
        <text:p text:style-name="P19">[2]<text:span text:style-name="T57">GENE.</text:span> F, <text:span text:style-name="T57">POWELL. J.(2009) “</text:span>Feedback Control of Dynamic Systems”. 6th Edition. Prentice Hall.</text:p>
        <text:p text:style-name="P20">[3]P<text:span text:style-name="T58">ANFILOV. A.(2010). </text:span>“<text:span text:style-name="T58">Qualitative Analysis of Differential Equations”. 1</text:span><text:span text:style-name="T59">st</text:span><text:span text:style-name="T58"> Edition. Utrecht University, Utrecht.</text:span></text:p>
        <text:p text:style-name="P20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555in" loext:contextual-spacing="false" fo:text-align="center" style:justify-single-word="false" fo:keep-with-next="always"/>
      <style:text-properties fo:font-variant="small-caps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835in" fo:margin-bottom="0.0417in" loext:contextual-spacing="false"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25in" fo:margin-right="0in" fo:text-indent="0in" style:auto-text-indent="false" fo:keep-with-next="always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in" fo:margin-right="0in" fo:text-indent="0in" style:auto-text-indent="false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75in" fo:margin-right="0in" fo:text-indent="0in" style:auto-text-indent="false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5in" fo:margin-right="0in" fo:text-indent="0in" style:auto-text-indent="false" fo:keep-with-next="always"/>
      <style:text-properties fo:font-style="italic" style:font-style-asian="italic"/>
    </style:style>
    <style:style style:name="Abstract" style:family="paragraph" style:parent-style-name="Standard" style:next-style-name="Standard" style:default-outline-level="">
      <style:paragraph-properties fo:margin-left="0in" fo:margin-right="0in" fo:margin-top="0.0138in" fo:margin-bottom="0in" loext:contextual-spacing="false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Authors" style:family="paragraph" style:parent-style-name="Standard" style:next-style-name="Standard" style:default-outline-level="">
      <style:paragraph-properties fo:margin-top="0in" fo:margin-bottom="0.222in" loext:contextual-spacing="false" fo:text-align="center" style:justify-single-word="false"/>
      <style:text-properties fo:font-size="11pt" style:font-size-asian="11pt"/>
    </style:style>
    <style:style style:name="Title" style:family="paragraph" style:parent-style-name="Standard" style:next-style-name="Standard" style:default-outline-level="" style:class="chapter">
      <style:paragraph-properties fo:text-align="center" style:justify-single-word="false"/>
      <style:text-properties fo:font-size="24pt" style:letter-kerning="true" style:font-size-asian="24pt"/>
    </style:style>
    <style:style style:name="Footnote" style:family="paragraph" style:parent-style-name="Standard" style:default-outline-level="" style:class="extra">
      <style:paragraph-properties fo:margin-left="0in" fo:margin-right="0in" fo:text-align="justify" style:justify-single-word="false" fo:text-indent="0.1665in" style:auto-text-indent="false"/>
      <style:text-properties fo:font-size="8pt" style:font-size-asian="8pt"/>
    </style:style>
    <style:style style:name="References" style:family="paragraph" style:parent-style-name="List_20_Number" style:default-outline-level="">
      <style:paragraph-properties fo:margin-left="0in" fo:margin-right="0in" fo:text-align="justify" style:justify-single-word="false" fo:text-indent="0in" style:auto-text-indent="false"/>
      <style:text-properties fo:font-size="8pt" style:font-size-asian="8pt"/>
    </style:style>
    <style:style style:name="List_20_Number" style:display-name="List Number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IndexTerms" style:family="paragraph" style:parent-style-name="Standard" style:next-style-name="Standard" style:default-outline-level="">
      <style:paragraph-properties fo:margin-left="0in" fo:margin-right="0in" fo:text-align="justify" style:justify-single-word="false" fo:text-indent="0.1665in" style:auto-text-indent="false"/>
      <style:text-properties fo:font-size="9pt" fo:font-weight="bold" style:font-size-asian="9pt" style:font-weight-asian="bold"/>
    </style:style>
    <style:style style:name="Theorem" style:family="paragraph" style:parent-style-name="Heading_20_3" style:default-outline-level="" style:list-style-name=""/>
    <style:style style:name="Lemma" style:family="paragraph" style:parent-style-name="Heading_20_3" style:default-outline-level="" style:list-style-name="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94%" fo:text-align="justify" style:justify-single-word="false" fo:text-indent="0.15in" style:auto-text-indent="false">
        <style:tab-stops>
          <style:tab-stop style:position="-0.5in"/>
          <style:tab-stop style:position="0in"/>
          <style:tab-stop style:position="0.15in"/>
          <style:tab-stop style:position="0.25in"/>
          <style:tab-stop style:position="0.5862in"/>
          <style:tab-stop style:position="1in"/>
          <style:tab-stop style:position="1.5in"/>
          <style:tab-stop style:position="2in"/>
          <style:tab-stop style:position="2.4in"/>
          <style:tab-stop style:position="2.986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font-size="8pt" style:font-size-asian="8pt"/>
    </style:style>
    <style:style style:name="Text" style:family="paragraph" style:parent-style-name="Standard" style:default-outline-level="" style:class="extra">
      <style:paragraph-properties fo:margin-left="0in" fo:margin-right="0in" fo:line-height="105%" fo:text-align="justify" style:justify-single-word="false" fo:orphans="0" fo:widows="0" fo:text-indent="0.1665in" style:auto-text-indent="false"/>
    </style:style>
    <style:style style:name="Figure_20_Caption" style:display-name="Figure Caption" style:family="paragraph" style:parent-style-name="Standard" style:default-outline-level="">
      <style:paragraph-properties fo:text-align="justify" style:justify-single-word="false"/>
      <style:text-properties fo:font-size="8pt" style:font-size-asian="8pt"/>
    </style:style>
    <style:style style:name="Table_20_Title" style:display-name="Table Title" style:family="paragraph" style:parent-style-name="Standard" style:default-outline-level="">
      <style:paragraph-properties fo:text-align="center" style:justify-single-word="false"/>
      <style:text-properties fo:font-variant="small-caps" fo:font-size="8pt" style:font-size-asian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Biography" style:family="paragraph" style:parent-style-name="Plain_20_Text" style:default-outline-level="">
      <style:paragraph-properties fo:margin-top="0.1665in" fo:margin-bottom="0in" loext:contextual-spacing="false" fo:text-align="justify" style:justify-single-word="false"/>
      <style:text-properties style:font-name="Times New Roman" fo:font-family="'Times New Roman'" style:font-family-generic="roman" style:font-pitch="variable" fo:font-size="8pt" style:font-size-asian="8pt"/>
    </style:style>
    <style:style style:name="Biography_20_Body" style:display-name="Biography Body" style:family="paragraph" style:parent-style-name="Biography" style:default-outline-level="">
      <style:paragraph-properties fo:margin-left="0in" fo:margin-right="0in" fo:margin-top="0in" fo:margin-bottom="0in" loext:contextual-spacing="false" fo:text-indent="0.1665in" style:auto-text-indent="false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 fo:orphans="0" fo:widows="0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emberType" style:family="text"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ff"/>
    </style:style>
    <style:style style:name="FollowedHyperlink" style:family="text">
      <style:text-properties fo:color="#800080"/>
    </style:style>
    <style:style style:name="page_20_number" style:display-name="page number" style:family="text" style:parent-style-name="Default_20_Paragraph_20_Font"/>
    <style:style style:name="Strong" style:family="text">
      <style:text-properties fo:font-weight="bold" style:font-weight-asian="bold"/>
    </style:style>
    <style:style style:name="Texto_20_nota_20_pie_20_Car" style:display-name="Texto nota pie Car" style:family="text" style:parent-style-name="Default_20_Paragraph_20_Font">
      <style:text-properties fo:font-size="8pt" style:font-size-asian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1_20_Car" style:display-name="Título 1 Car" style:family="text" style:parent-style-name="Default_20_Paragraph_20_Font">
      <style:text-properties fo:font-variant="small-caps" style:letter-kerning="true"/>
    </style:style>
    <style:style style:name="Título_20_2_20_Car" style:display-name="Título 2 Car" style:family="text" style:parent-style-name="Default_20_Paragraph_20_Font">
      <style:text-properties fo:font-style="italic" style:font-style-asian="italic"/>
    </style:style>
    <style:style style:name="Título_20_3_20_Car" style:display-name="Título 3 Car" style:family="text" style:parent-style-name="Default_20_Paragraph_20_Font">
      <style:text-properties fo:font-style="italic" style:font-style-asian="italic"/>
    </style:style>
    <style:style style:name="Título_20_Car" style:display-name="Título Car" style:family="text" style:parent-style-name="Default_20_Paragraph_20_Font">
      <style:text-properties fo:font-size="24pt" style:letter-kerning="true" style:font-size-asian="24pt"/>
    </style:style>
    <style:style style:name="Subtítulo_20_Car" style:display-name="Subtítulo Car" style:family="text" style:parent-style-name="Default_20_Paragraph_20_Font">
      <style:text-properties fo:color="#5a5a5a" style:font-name="Calibri" fo:font-family="Calibri" style:font-family-generic="roman" style:font-pitch="variable" fo:font-size="11pt" fo:letter-spacing="0.0102in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8pt"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weight="normal" style:font-weight-asian="normal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outline-level-style>
      <text:outline-level-style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8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  " style:num-format="I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   " style:num-suffix=")  " style:num-format="1">
        <style:list-level-properties text:list-level-position-and-space-mode="label-alignment">
          <style:list-level-label-alignment text:label-followed-by="nothing" fo:margin-left="0.2957in"/>
        </style:list-level-properties>
      </text:list-level-style-number>
      <text:list-level-style-number text:level="4" style:num-prefix="          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               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               (" style:num-suffix=")  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(" style:num-suffix=") 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  <style:text-properties fo:font-size="8pt" style:font-size-asian="8pt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fo:font-size="8pt" style:font-size-asian="8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3752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17in" fo:margin-left="0in" fo:margin-right="0in" fo:margin-bottom="0.2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6665in" fo:margin-bottom="0.6665in" fo:margin-left="0.6665in" fo:margin-right="0.6665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11in" fo:page-height="8.5in" style:num-format="1" style:print-orientation="landscape" fo:margin-top="1in" fo:margin-bottom="1in" fo:margin-left="1.2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729fcf" draw:fill-gradient-name="Tango_20_Green" draw:fill-hatch-name="Black_20_0_20_Degrees" draw:fill-image-name="Sky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3" text:anchor-type="paragraph" svg:y="0.0008in" draw:z-index="3"><draw:text-box fo:min-height="0.0161in" fo:min-width="0.0161in"><text:p text:style-name="MP2"><text:span text:style-name="page_20_number"><text:span text:style-name="MT1"><text:page-number text:select-page="current">6</text:page-number></text:span></text:span></text:p></draw:text-box></draw:frame></text:p>
      </style:header>
    </style:master-page>
    <style:master-page style:name="Converted1" style:page-layout-name="Mpm2"/>
    <style:master-page style:name="Converted2" style:page-layout-name="Mpm2"/>
    <style:master-page style:name="Converted3" style:page-layout-name="Mpm3" style:next-style-name="Converted2"/>
    <style:master-page style:name="First_20_Page" style:display-name="First Page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73</meta:editing-cycles>
    <meta:creation-date>2018-11-15T22:30:48.324626679</meta:creation-date>
    <meta:editing-duration>PT13H39M31S</meta:editing-duration>
    <meta:generator>LibreOffice/6.0.7.3$Linux_X86_64 LibreOffice_project/00m0$Build-3</meta:generator>
    <dc:date>2019-01-21T22:57:24.005545891</dc:date>
    <meta:document-statistic meta:table-count="0" meta:image-count="0" meta:object-count="80" meta:page-count="6" meta:paragraph-count="136" meta:word-count="687" meta:character-count="4249" meta:non-whitespace-character-count="3545"/>
    <meta:user-defined meta:name="AppVersion">16.0000</meta:user-defined>
    <meta:user-defined meta:name="Company">IEE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1976721638</meta:user-defined>
    <meta:user-defined meta:name="_AuthorEmail" meta:value-type="string">jhnelson@tva.gov</meta:user-defined>
    <meta:user-defined meta:name="_AuthorEmailDisplayName" meta:value-type="string">Nelson, Jeffrey H</meta:user-defined>
    <meta:user-defined meta:name="_EmailSubject" meta:value-type="string">New Conference paper template and revised transactions paper template</meta:user-defined>
    <meta:user-defined meta:name="_NewReviewCycle" meta:value-type="string"/>
    <meta:user-defined meta:name="_ReviewingToolsShownOnce" meta:value-type="string"/>
  </office:meta>
</office:document-meta>
</file>

<file path=Object 1/content.xml><?xml version="1.0" encoding="utf-8"?>
<math xmlns="http://www.w3.org/1998/Math/MathML" display="block">
  <semantics>
    <mrow>
      <msub>
        <mi>λ</mi>
        <mn>1,2</mn>
      </msub>
      <mo stretchy="false">=</mo>
      <mrow>
        <mfrac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frac>
        <mo stretchy="false">±</mo>
        <mfrac>
          <msqrt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d</mi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n>4</mn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row>
                          <mi>d</mi>
                          <mo stretchy="false">−</mo>
                          <mi>b</mi>
                        </mrow>
                        <mrow>
                          <mo fence="true" stretchy="false">(</mo>
                          <mrow>
                            <mrow>
                              <mi>c</mi>
                              <mo stretchy="false">+</mo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sqrt>
          <mn>2</mn>
        </mfrac>
      </mrow>
    </mrow>
    <annotation encoding="StarMath 5.0">λ_1,2 = {((a+h) + d)} over {2}+- {Sqrt(((a+h) + d)^2 - 4 ((a+h)d - b(c+k)))} over {2}</annotation>
  </semantics>
</math>
</file>

<file path=Object 1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i>A</mi>
              <mo stretchy="false">−</mo>
              <mi mathvariant="italic">Iλ</mi>
            </mrow>
          </mrow>
          <mo fence="true" stretchy="false">)</mo>
        </mrow>
        <mo stretchy="false">=</mo>
        <mrow>
          <msup>
            <mi>λ</mi>
            <mn>2</mn>
          </msup>
          <mo stretchy="false">−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row>
        <mi>λ</mi>
        <mo stretchy="false">+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Det (A - Iλ) = λ ^ 2 - ((a+h) + d)λ  + ((a+h)d - b(c+k))</annotation>
  </semantics>
</math>
</file>

<file path=Object 1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lt;</mo>
        <mn>0</mn>
      </mrow>
    </mrow>
    <annotation encoding="StarMath 5.0">((a + h)+ d)^2-4((a + h)d-b(c + k)) &gt; 0 and λ_1 λ_2 &gt; 0 and
λ_1 + λ_2 &lt;0</annotation>
  </semantics>
</math>
</file>

<file path=Object 112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n>0</mn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0}right]
</annotation>
  </semantics>
</math>
</file>

<file path=Object 12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h &gt; -a and k &lt; (-a^2 - b c - 2 a h - h^2)/b and (b c + b k)/(a + h) &lt; d &lt; a + h - 2 Sqrt[-b c - b k])</annotation>
  </semantics>
</math>
</file>

<file path=Object 13/content.xml><?xml version="1.0" encoding="utf-8"?>
<math xmlns="http://www.w3.org/1998/Math/MathML" display="block">
  <semantics>
    <mrow>
      <mi mathvariant="italic">Av</mi>
      <mo stretchy="false">=</mo>
      <mi mathvariant="italic">λv</mi>
    </mrow>
    <annotation encoding="StarMath 5.0">Av = λv</annotation>
  </semantics>
</math>
</file>

<file path=Object 14/content.xml><?xml version="1.0" encoding="utf-8"?>
<math xmlns="http://www.w3.org/1998/Math/MathML" display="block">
  <semantics>
    <mrow>
      <mi>β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l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lt;</mo>
                <mrow>
                  <mi>a</mi>
                  <mo stretchy="false">+</mo>
                  <mi>h</mi>
                  <mo stretchy="false">−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i>α</mi>
      </mrow>
    </mrow>
    <annotation encoding="StarMath 5.0">%beta = (h = -a and k &lt; -c and d &lt; a + h - 2 Sqrt[-b c - b k]) or %alpha</annotation>
  </semantics>
</math>
</file>

<file path=Object 15/content.xml><?xml version="1.0" encoding="utf-8"?>
<math xmlns="http://www.w3.org/1998/Math/MathML" display="block">
  <semantics>
    <mrow>
      <mi mathvariant="italic">kAv</mi>
      <mo stretchy="false">=</mo>
      <mi mathvariant="italic">kλv</mi>
    </mrow>
    <annotation encoding="StarMath 5.0">kAv = kλv</annotation>
  </semantics>
</math>
</file>

<file path=Object 1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k = -c and (d &lt; a + h + 2 Sqrt[-b c - b k] or a + h + 2 Sqrt[-b c - b k] &lt; d &lt; (b c + b k)/(a + h)))</annotation>
  </semantics>
</math>
</file>

<file path=Object 17/content.xml><?xml version="1.0" encoding="utf-8"?>
<math xmlns="http://www.w3.org/1998/Math/MathML" display="block">
  <semantics>
    <mrow>
      <mover accent="true">
        <mi>X</mi>
        <mo stretchy="false">˙</mo>
      </mover>
      <mo stretchy="false">=</mo>
      <mrow>
        <mi mathvariant="italic">AX</mi>
        <mo stretchy="false">+</mo>
        <mi mathvariant="italic">Bµ</mi>
      </mrow>
    </mrow>
    <annotation encoding="StarMath 5.0">dot X = AX + Bµ</annotation>
  </semantics>
</math>
</file>

<file path=Object 18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(-a^2 - b c - 2 a h - h^2)/b &lt; k &lt; -c and (d &lt; a + h - 2 Sqrt[-b c - b k] or a + h + 2 Sqrt[-b c - b k] &lt; d &lt; (b c + b k)/(a + h)))</annotation>
  </semantics>
</math>
</file>

<file path=Object 19/content.xml><?xml version="1.0" encoding="utf-8"?>
<math xmlns="http://www.w3.org/1998/Math/MathML" display="block">
  <semantics>
    <mrow>
      <mi>ι</mi>
      <mo stretchy="false">=</mo>
      <mrow>
        <mo fence="true" stretchy="false">(</mo>
        <mrow>
          <mrow>
            <mrow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row>
              <mrow>
                <msqrt>
                  <mrow>
                    <mo fence="true" stretchy="false">[</mo>
                    <mrow>
                      <mrow>
                        <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i>b</mi>
                        </mrow>
                        <mi>k</mi>
                      </mrow>
                    </mrow>
                    <mo fence="true" stretchy="false">]</mo>
                  </mrow>
                </msqrt>
                <mo stretchy="false">∨</mo>
                <mi>a</mi>
              </mrow>
              <mo stretchy="false">+</mo>
              <mi>h</mi>
              <mo stretchy="false">+</mo>
              <mn>2</mn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iota = (d &lt; a + h - 2 Sqrt[-b c - b k] or a + h + 2 Sqrt[-b c - b k] &lt; d &lt; (b c + b k)/(a + h))</annotation>
  </semantics>
</math>
</file>

<file path=Object 2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i>h</mi>
              <mo stretchy="false">≥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beta  = (h &gt;= -a and 
       k &lt; (-a^2 - b c - 2 a h - h^2)/b and 
       a + h - 2 Sqrt[-b c - b k] &lt; d &lt; -a - h)</annotation>
  </semantics>
</math>
</file>

<file path=Object 20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k</mi>
                                          <mo stretchy="false">≤</mo>
                                          <mrow>
                                            <mrow>
                                              <mo fence="true" stretchy="false">(</mo>
                                              <mrow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sup>
                                                        <mi>a</mi>
                                                        <mn>2</mn>
                                                      </msup>
                                                    </mrow>
                                                    <mo stretchy="false">−</mo>
                                                    <mi>b</mi>
                                                  </mrow>
                                                  <mrow>
                                                    <mi>c</mi>
                                                    <mo stretchy="false">−</mo>
                                                    <mn>2</mn>
                                                  </mrow>
                                                  <mi>a</mi>
                                                  <mrow>
                                                    <mi>h</mi>
                                                    <mo stretchy="false">−</mo>
                                                    <msup>
                                                      <mi>h</mi>
                                                      <mn>2</mn>
                                                    </msup>
                                                  </mrow>
                                                </mrow>
                                              </mrow>
                                              <mo fence="true" stretchy="false">)</mo>
                                            </mrow>
                                            <mo stretchy="false">/</mo>
                                            <mi>b</mi>
                                            <mo stretchy="false">∧</mo>
                                            <mi>d</mi>
                                          </mrow>
                                          <mo stretchy="false">&lt;</mo>
                                          <mrow>
                                            <mi>a</mi>
                                            <mo stretchy="false">+</mo>
                                            <mi>h</mi>
                                            <mo stretchy="false">−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row>
                                                  <mi>c</mi>
                                                  <mo stretchy="false">−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  <mo stretchy="false">∨</mo>
                                  <mi>θ</mi>
                                  <mo stretchy="false">∨</mo>
                                  <mi>δ</mi>
                                  <mo stretchy="false">∨</mo>
                                  <mrow>
                                    <mo fence="true" stretchy="false">(</mo>
                                    <mrow>
                                      <mrow>
                                        <mi>k</mi>
                                        <mo stretchy="false">&gt;</mo>
                                        <mrow>
                                          <mrow>
                                            <mo stretchy="false">−</mo>
                                            <mi>c</mi>
                                          </mrow>
                                          <mo stretchy="false">∧</mo>
                                          <mi>d</mi>
                                        </mrow>
                                        <mo stretchy="false">&lt;</mo>
                                        <mrow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b</mi>
                                                <mrow>
                                                  <mi>c</mi>
                                                  <mo stretchy="false">+</mo>
                                                  <mi>b</mi>
                                                </mrow>
                                                <mi>k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a</mi>
                                                <mo stretchy="false">+</mo>
                                                <mi>h</mi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b &gt; 0 and ((h &lt; -a and ((k &lt;= (-a^2 - b c - 2 a h - h^2)/b and d &lt; a + h - 2 Sqrt[-b c - b k]) or %theta or %delta or (k &gt; -c and d &lt; (b c + b k)/(a + h)))) or %beta))</annotation>
  </semantics>
</math>
</file>

<file path=Object 21/content.xml><?xml version="1.0" encoding="utf-8"?>
<math xmlns="http://www.w3.org/1998/Math/MathML" display="block">
  <semantics>
    <mrow>
      <mi>ω</mi>
      <mo stretchy="false">=</mo>
      <mrow>
        <mo fence="true" stretchy="false">(</mo>
        <mrow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g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  <mo stretchy="false">&lt;</mo>
              <mi>d</mi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omega = (h &gt; -a and k &gt; (-a^2 - b c - 2 a h - h^2)/b and (b c + b k)/(a + h) &lt; d &lt; a + h - 2 Sqrt[-b c - b k])</annotation>
  </semantics>
</math>
</file>

<file path=Object 22/content.xml><?xml version="1.0" encoding="utf-8"?>
<math xmlns="http://www.w3.org/1998/Math/MathML" display="block">
  <semantics>
    <mrow>
      <mi>γ</mi>
      <mo stretchy="false">=</mo>
      <mrow>
        <mo fence="true" stretchy="false">(</mo>
        <mrow>
          <mrow>
            <mi>k</mi>
            <mo stretchy="false">=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a</mi>
                      </mrow>
                      <mo stretchy="false">+</mo>
                      <mi>h</mi>
                      <mo stretchy="false">+</mo>
                      <mn>2</mn>
                    </mrow>
                    <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  <mo stretchy="false">&lt;</mo>
                      <mi>d</mi>
                      <mo stretchy="false">&lt;</mo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gamma = (k = -c and (d &lt; a + h + 2 Sqrt[-b c - b k] or a + h + 2 Sqrt[-b c - b k] &lt; d &lt; (b c + b k)/(a + h)))</annotation>
  </semantics>
</math>
</file>

<file path=Object 23/content.xml><?xml version="1.0" encoding="utf-8"?>
<math xmlns="http://www.w3.org/1998/Math/MathML" display="block">
  <semantics>
    <mrow>
      <mi>ψ</mi>
      <mo stretchy="false">=</mo>
      <mrow>
        <mo fence="true" stretchy="false">(</mo>
        <mrow>
          <mrow>
            <mi>h</mi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k</mi>
                          <mo stretchy="false">&lt;</mo>
                          <mrow>
                            <mrow>
                              <mo stretchy="false">−</mo>
                              <mi>c</mi>
                            </mrow>
                            <mo stretchy="false">∧</mo>
                            <mi>d</mi>
                          </mrow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row>
                                    <mi>c</mi>
                                    <mo stretchy="false">+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)</mo>
                            </mrow>
                            <mo stretchy="false">/</mo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γ</mi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i>c</mi>
                          </mrow>
                          <mo stretchy="false">&lt;</mo>
                          <mi>k</mi>
                          <mo stretchy="false">&lt;</mo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row>
                                      <mo stretchy="false">−</mo>
                                      <msup>
                                        <mi>a</mi>
                                        <mn>2</mn>
                                      </msup>
                                    </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n>2</mn>
                                  </mrow>
                                  <mi>a</mi>
                                  <mrow>
                                    <mi>h</mi>
                                    <mo stretchy="false">−</mo>
                                    <msup>
                                      <mi>h</mi>
                                      <mn>2</mn>
                                    </msup>
                                  </mrow>
                                </mrow>
                              </mrow>
                              <mo fence="true" stretchy="false">)</mo>
                            </mrow>
                            <mo stretchy="false">/</mo>
                            <mi>b</mi>
                            <mo stretchy="false">∧</mo>
                            <mi>ι</mi>
                          </mrow>
                        </mrow>
                      </mrow>
                      <mo fence="true" stretchy="false">)</mo>
                    </mrow>
                    <mo stretchy="false">∨</mo>
                    <mi>ρ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psi= (h &lt; -a and ((k &lt; -c and d &lt; (b c + b k)/(a + h)) or %gamma or (-c &lt; k &lt; (-a^2 - b c - 2 a h - h^2)/b and %iota) or %rho))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i>ψ</mi>
                    <mo stretchy="false">∨</mo>
                    <mrow>
                      <mo fence="true" stretchy="false">(</mo>
                      <mrow>
                        <mrow>
                          <mrow>
                            <mi>h</mi>
                            <mo stretchy="false">=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o stretchy="false">−</mo>
                                <mi>c</mi>
                              </mrow>
                              <mo stretchy="false">∧</mo>
                              <mi>d</mi>
                            </mrow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ω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&l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i>d</mi>
                    <mo stretchy="false">&lt;</mo>
                    <mrow>
                      <mrow>
                        <mrow>
                          <mi>a</mi>
                          <mo stretchy="false">+</mo>
                          <mi>h</mi>
                        </mrow>
                        <mo stretchy="false">∨</mo>
                        <mi>a</mi>
                      </mrow>
                      <mo stretchy="false">+</mo>
                      <mi>h</mi>
                    </mrow>
                    <mo stretchy="false">&lt;</mo>
                    <mi>d</mi>
                    <mo stretchy="false">&lt;</mo>
                    <mn>0</mn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ε</mi>
    </mrow>
    <annotation encoding="StarMath 5.0">(b &lt; 0 and (%psi or (h = -a and k &gt; -c and d &lt; a + h - 2 Sqrt[-b c - b k]) or %omega)) or (b = 0 and h &lt; -a and (d &lt; a + h or a + h &lt; d &lt; 0)) or %varepsilon</annotation>
  </semantics>
</math>
</file>

<file path=Object 25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i>ε</mi>
            <mo stretchy="false">∨</mo>
            <mrow>
              <mo fence="true" stretchy="false">(</mo>
              <mrow>
                <mrow>
                  <mrow>
                    <mi>k</mi>
                    <mo stretchy="false">≥</mo>
                    <mrow>
                      <mrow>
                        <mrow>
                          <mo fence="true" stretchy="false">(</mo>
                          <mrow>
                            <mrow>
                              <mrow>
                                <mrow>
                                  <mo stretchy="false">−</mo>
                                  <msup>
                                    <mi>a</mi>
                                    <mn>2</mn>
                                  </msup>
                                </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n>2</mn>
                              </mrow>
                              <mi>a</mi>
                              <mrow>
                                <mi>h</mi>
                                <mo stretchy="false">−</mo>
                                <msup>
                                  <mi>h</mi>
                                  <mn>2</mn>
                                </msup>
                              </mrow>
                            </mrow>
                          </mrow>
                          <mo fence="true" stretchy="false">)</mo>
                        </mrow>
                        <mo stretchy="false">/</mo>
                        <mi>b</mi>
                        <mo stretchy="false">∧</mo>
                        <mrow>
                          <mo stretchy="false">−</mo>
                          <mi>a</mi>
                        </mrow>
                      </mrow>
                      <mo stretchy="false">−</mo>
                      <mi>h</mi>
                    </mrow>
                    <mo stretchy="false">&lt;</mo>
                    <mi>d</mi>
                    <mo stretchy="false">&lt;</mo>
                    <mrow>
                      <mi>a</mi>
                      <mo stretchy="false">+</mo>
                      <mi>h</mi>
                      <mo stretchy="false">+</mo>
                      <mn>2</mn>
                    </mrow>
                  </mrow>
                  <msqrt>
                    <mrow>
                      <mo fence="true" stretchy="false">[</mo>
                      <mrow>
                        <mrow>
                          <mrow>
                            <mo stretchy="false">−</mo>
                            <mi>b</mi>
                          </mrow>
                          <mrow>
                            <mi>c</mi>
                            <mo stretchy="false">−</mo>
                            <mi>b</mi>
                          </mrow>
                          <mi>k</mi>
                        </mrow>
                      </mrow>
                      <mo fence="true" stretchy="false">]</mo>
                    </mrow>
                  </msqrt>
                </mrow>
              </mrow>
              <mo fence="true" stretchy="false">)</mo>
            </mrow>
          </mrow>
        </mrow>
        <mo fence="true" stretchy="false">)</mo>
      </mrow>
    </mrow>
    <annotation encoding="StarMath 5.0">%nu = (%varepsilon or (k &gt;= (-a^2 - b c - 2 a h -h^2)/b and -a - h &lt; d &lt; a + h + 2 Sqrt[-b c - b k]))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&lt; 0 and ((a+h)+d) &gt; 0</annotation>
  </semantics>
</math>
</file>

<file path=Object 27/content.xml><?xml version="1.0" encoding="utf-8"?>
<math xmlns="http://www.w3.org/1998/Math/MathML" display="block">
  <semantics>
    <mrow>
      <mi>ν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g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nu = (k &gt;= (-a^2 - b c - 2 a h - h^2)/b and d &gt; a + h + 2 Sqrt[-b c - b k])</annotation>
  </semantics>
</math>
</file>

<file path=Object 2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 ((-a^2 - b c - 2 a h - h^2)/b &lt; k &lt; -c and a + h - 2 Sqrt[-b c - b k] &lt; d &lt; a + h + 2 Sqrt[-b c - b k])</annotation>
  </semantics>
</math>
</file>

<file path=Object 29/content.xml><?xml version="1.0" encoding="utf-8"?>
<math xmlns="http://www.w3.org/1998/Math/MathML" display="block">
  <semantics>
    <mrow>
      <mi>ι</mi>
      <mo stretchy="false">=</mo>
      <mrow>
        <mrow>
          <mo fence="true" stretchy="false">(</mo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−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i>ν</mi>
      </mrow>
    </mrow>
    <annotation encoding="StarMath 5.0">%iota  = (-c &lt; k &lt; (-a^2 - b c - 2 a h - h^2)/b and ((b c + b k)/(a + h) &lt; d &lt; a + h - 2 Sqrt[-b c - b k] or d &gt; a + h + 2 Sqrt[-b c - b k])) or %nu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row>
            <mn>0</mn>
            <mo stretchy="false">∧</mo>
            <mrow>
              <mo fence="true" stretchy="false">(</mo>
              <mrow>
                <mrow>
                  <mi>a</mi>
                  <mo stretchy="false">+</mo>
                  <mi>h</mi>
                </mrow>
              </mrow>
              <mo fence="true" stretchy="false">)</mo>
            </mrow>
          </mrow>
          <mo stretchy="false">+</mo>
          <mi>d</mi>
        </mrow>
        <mo stretchy="false">&lt;</mo>
        <mn>0</mn>
      </mrow>
    </mrow>
    <annotation encoding="StarMath 5.0">((a + h)+ d)^2-4((a + h)d-b(c + k)) &lt; 0 and (a+h) + d &lt; 0</annotation>
  </semantics>
</math>
</file>

<file path=Object 3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h &gt; -a and ((k &lt;= (-a^2 - b c - 2 a h - h^2)/b and -a - h &lt; d &lt; a + h + 2 Sqrt[-b c - b k]) or %alpha))</annotation>
  </semantics>
</math>
</file>

<file path=Object 3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l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b &gt; 0 and ((h &lt;= -a and k &lt; (-a^2 - b c - 2 a h - h^2)/b and -a - h &lt; d &lt; a + h + 2 Sqrt[-b c - b k]) or %beta))</annotation>
  </semantics>
</math>
</file>

<file path=Object 32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row>
              <mrow>
                <mo stretchy="false">−</mo>
                <mi>c</mi>
              </mrow>
              <mo stretchy="false">&lt;</mo>
              <mi>k</mi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varepsilon =(-c &lt; k &lt; (-a^2 - b c - 2 a h - h^2)/b and a + h - 2 Sqrt[-b c - b k] &lt; d &lt; a + h + 2 Sqrt[-b c - b k])</annotation>
  </semantics>
</math>
</file>

<file path=Object 33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o fence="true" stretchy="false">(</mo>
              <mrow>
                <mrow>
                  <mi>k</mi>
                  <mo stretchy="false">&lt;</mo>
                  <mrow>
                    <mrow>
                      <mo stretchy="false">−</mo>
                      <mi>c</mi>
                    </mrow>
                    <mo stretchy="false">∧</mo>
                    <mi>d</mi>
                  </mrow>
                  <mo stretchy="false">&gt;</mo>
                  <mrow>
                    <mrow>
                      <mo fence="true" stretchy="false">(</mo>
                      <mrow>
                        <mrow>
                          <mi>b</mi>
                          <mrow>
                            <mi>c</mi>
                            <mo stretchy="false">+</mo>
                            <mi>b</mi>
                          </mrow>
                          <mi>k</mi>
                        </mrow>
                      </mrow>
                      <mo fence="true" stretchy="false">)</mo>
                    </mrow>
                    <mo stretchy="false">/</mo>
                    <mrow>
                      <mo fence="true" stretchy="false">(</mo>
                      <mrow>
                        <mrow>
                          <mi>a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k</mi>
                  <mo stretchy="false">=</mo>
                  <mrow>
                    <mrow>
                      <mo stretchy="false">−</mo>
                      <mi>c</mi>
                    </mrow>
                    <mo stretchy="false">∧</mo>
                    <mrow>
                      <mo fence="true" stretchy="false">(</mo>
                      <mrow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row>
                                      <mi>c</mi>
                                      <mo stretchy="false">+</mo>
                                      <mi>b</mi>
                                    </mrow>
                                    <mi>k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+</mo>
                                    <mi>h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row>
                            <mrow>
                              <msqrt>
                                <mrow>
                                  <mo fence="true" stretchy="false">[</mo>
                                  <mrow>
                                    <mrow>
                                      <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i>b</mi>
                                      </mrow>
                                      <mi>k</mi>
                                    </mrow>
                                  </mrow>
                                  <mo fence="true" stretchy="false">]</mo>
                                </mrow>
                              </msqrt>
                              <mo stretchy="false">∨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i>ι</mi>
          </mrow>
        </mrow>
        <mo fence="true" stretchy="false">)</mo>
      </mrow>
    </mrow>
    <annotation encoding="StarMath 5.0">%rho = ((k &lt; -c and d &gt; (b c + b k)/(a + h)) or (k = -c and ((b c + b k)/(a + h) &lt; d &lt; a + h + 2 Sqrt[-b c - b k] or d &gt; a + h + 2 Sqrt[-b c - b k])) or %iota)</annotation>
  </semantics>
</math>
</file>

<file path=Object 34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h</mi>
                            <mo stretchy="false">≤</mo>
                            <mrow>
                              <mrow>
                                <mo stretchy="false">−</mo>
                                <mi>a</mi>
                              </mrow>
                              <mo stretchy="false">∧</mo>
                              <mi>k</mi>
                            </mrow>
                            <mo stretchy="false">&gt;</mo>
                            <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row>
                                        <mrow>
                                          <mo stretchy="false">−</mo>
                                          <msup>
                                            <mi>a</mi>
                                            <mn>2</mn>
                                          </msup>
                                        </mrow>
                                        <mo stretchy="false">−</mo>
                                        <mi>b</mi>
                                      </mrow>
                                      <mrow>
                                        <mi>c</mi>
                                        <mo stretchy="false">−</mo>
                                        <mn>2</mn>
                                      </mrow>
                                      <mi>a</mi>
                                      <mrow>
                                        <mi>h</mi>
                                        <mo stretchy="false">−</mo>
                                        <msup>
                                          <mi>h</mi>
                                          <mn>2</mn>
                                        </msup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o stretchy="false">/</mo>
                                <mi>b</mi>
                                <mo stretchy="false">∧</mo>
                                <mrow>
                                  <mo stretchy="false">−</mo>
                                  <mi>a</mi>
                                </mrow>
                              </mrow>
                              <mo stretchy="false">−</mo>
                              <mi>h</mi>
                            </mrow>
                            <mo stretchy="false">&lt;</mo>
                            <mi>d</mi>
                            <mo stretchy="false">&l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h</mi>
                          <mo stretchy="false">&g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i>ν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θ</mi>
    </mrow>
    <annotation encoding="StarMath 5.0">(b &lt; 0 and ((h &lt;= -a and k &gt; (-a^2 - b c - 2 a h - h^2)/b and -a - h &lt; d &lt; a + h + 2 Sqrt[-b c - b k]) or (h &gt; -a and %nu))) or %theta</annotation>
  </semantics>
</math>
</file>

<file path=Object 35/content.xml><?xml version="1.0" encoding="utf-8"?>
<math xmlns="http://www.w3.org/1998/Math/MathML" display="block">
  <semantics>
    <mrow>
      <mi>γ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g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ρ</mi>
              </mrow>
            </mrow>
          </mrow>
          <mo fence="true" stretchy="false">)</mo>
        </mrow>
      </mrow>
    </mrow>
    <annotation encoding="StarMath 5.0">%gamma  = (h = -a and k &gt; -c and d &gt; a + h + 2 Sqrt[-b c - b k]) or (h &gt; -a and %rho)</annotation>
  </semantics>
</math>
</file>

<file path=Object 3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sub>
            <mi>λ</mi>
            <mn>1</mn>
          </msub>
        </mrow>
      </mrow>
      <mrow>
        <msub>
          <mi>λ</mi>
          <mn>2</mn>
        </msub>
        <mo stretchy="false">&gt;</mo>
        <mrow>
          <mrow>
            <mn>0</mn>
            <mo stretchy="false">∧</mo>
            <msub>
              <mi>λ</mi>
              <mn>1</mn>
            </msub>
          </mrow>
          <mo stretchy="false">+</mo>
          <msub>
            <mi>λ</mi>
            <mn>2</mn>
          </msub>
        </mrow>
        <mo stretchy="false">&gt;</mo>
        <mn>0</mn>
      </mrow>
    </mrow>
    <annotation encoding="StarMath 5.0">((a + h)+ d)^2-4((a + h)d-b(c + k)) &gt; 0 and λ_1 λ_2 &gt; 0
and λ_1 + λ_2 &gt; 0</annotation>
  </semantics>
</math>
</file>

<file path=Object 37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i>k</mi>
              <mo stretchy="false">=</mo>
              <mrow>
                <mrow>
                  <mo stretchy="false">−</mo>
                  <mi>c</mi>
                </mrow>
                <mo stretchy="false">∧</mo>
                <mrow>
                  <mo fence="true" stretchy="false">(</mo>
                  <mrow>
                    <mrow>
                      <mrow>
                        <mrow>
                          <mrow>
                            <mo fence="true" stretchy="false">(</mo>
                            <mrow>
                              <mrow>
                                <mi>b</mi>
                                <mrow>
                                  <mi>c</mi>
                                  <mo stretchy="false">+</mo>
                                  <mi>b</mi>
                                </mrow>
                                <mi>k</mi>
                              </mrow>
                            </mrow>
                            <mo fence="true" stretchy="false">)</mo>
                          </mrow>
                          <mo stretchy="false">/</mo>
                          <mrow>
                            <mo fence="true" stretchy="false">(</mo>
                            <mrow>
                              <mrow>
                                <mi>a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  <mo stretchy="false">&lt;</mo>
                        <mi>d</mi>
                        <mo stretchy="false">&l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row>
                        <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  <mo stretchy="false">∨</mo>
                          <mi>d</mi>
                        </mrow>
                        <mo stretchy="false">&gt;</mo>
                        <mrow>
                          <mi>a</mi>
                          <mo stretchy="false">+</mo>
                          <mi>h</mi>
                          <mo stretchy="false">+</mo>
                          <mn>2</mn>
                        </mrow>
                      </mrow>
                      <msqrt>
                        <mrow>
                          <mo fence="true" stretchy="false">[</mo>
                          <mrow>
                            <mrow>
                              <mrow>
                                <mo stretchy="false">−</mo>
                                <mi>b</mi>
                              </mrow>
                              <mrow>
                                <mi>c</mi>
                                <mo stretchy="false">−</mo>
                                <mi>b</mi>
                              </mrow>
                              <mi>k</mi>
                            </mrow>
                          </mrow>
                          <mo fence="true" stretchy="false">]</mo>
                        </mrow>
                      </msqrt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∨</mo>
        <mrow>
          <mo fence="true" stretchy="false">(</mo>
          <mrow>
            <mrow>
              <mi>k</mi>
              <mo stretchy="false">&gt;</mo>
              <mrow>
                <mrow>
                  <mo stretchy="false">−</mo>
                  <mi>c</mi>
                </mrow>
                <mo stretchy="false">∧</mo>
                <mi>d</mi>
              </mrow>
              <mo stretchy="false">&g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%alpha = (k = -c and ((b c + b k)/(a + h) &lt; d &lt; a + h + 2 Sqrt[-b c - b k] or d &gt; a + h + 2 Sqrt[-b c - b k])) or (k &gt; -c and d &gt; (b c + b k)/(a + h))</annotation>
  </semantics>
</math>
</file>

<file path=Object 38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  <mo stretchy="false">&lt;</mo>
            <mi>k</mi>
            <mo stretchy="false">&lt;</mo>
            <mrow>
              <mrow>
                <mo stretchy="false">−</mo>
                <mi>c</mi>
              </mrow>
              <mo stretchy="false">∧</mo>
              <mrow>
                <mo fence="true" stretchy="false">(</mo>
                <mrow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i>b</mi>
                              <mrow>
                                <mi>c</mi>
                                <mo stretchy="false">+</mo>
                                <mi>b</mi>
                              </mrow>
                              <mi>k</mi>
                            </mrow>
                          </mrow>
                          <mo fence="true" stretchy="false">)</mo>
                        </mrow>
                        <mo stretchy="false">/</mo>
                        <mrow>
                          <mo fence="true" stretchy="false">(</mo>
                          <mrow>
                            <mrow>
                              <mi>a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  <mo stretchy="false">&lt;</mo>
                      <mi>d</mi>
                      <mo stretchy="false">&lt;</mo>
                      <mrow>
                        <mi>a</mi>
                        <mo stretchy="false">+</mo>
                        <mi>h</mi>
                        <mo stretchy="false">−</mo>
                        <mn>2</mn>
                      </mrow>
                    </mrow>
                    <mrow>
                      <mrow>
                        <msqrt>
                          <mrow>
                            <mo fence="true" stretchy="false">[</mo>
                            <mrow>
                              <mrow>
                                <mrow>
                                  <mo stretchy="false">−</mo>
                                  <mi>b</mi>
                                </mrow>
                                <mrow>
                                  <mi>c</mi>
                                  <mo stretchy="false">−</mo>
                                  <mi>b</mi>
                                </mrow>
                                <mi>k</mi>
                              </mrow>
                            </mrow>
                            <mo fence="true" stretchy="false">]</mo>
                          </mrow>
                        </msqrt>
                        <mo stretchy="false">∨</mo>
                        <mi>d</mi>
                      </mrow>
                      <mo stretchy="false">&gt;</mo>
                      <mrow>
                        <mi>a</mi>
                        <mo stretchy="false">+</mo>
                        <mi>h</mi>
                        <mo stretchy="false">+</mo>
                        <mn>2</mn>
                      </mrow>
                    </mrow>
                    <msqrt>
                      <mrow>
                        <mo fence="true" stretchy="false">[</mo>
                        <mrow>
                          <mrow>
                            <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i>b</mi>
                            </mrow>
                            <mi>k</mi>
                          </mrow>
                        </mrow>
                        <mo fence="true" stretchy="false">]</mo>
                      </mrow>
                    </msqrt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(-a^2 - b c - 2 a h - h^2)/b &lt; k &lt; -c and ((b c + b k)/(a + h) &lt; d &lt; a + h - 2 Sqrt[-b c - b k] or d &gt; a + h + 2 Sqrt[-b c - b k]))</annotation>
  </semantics>
</math>
</file>

<file path=Object 39/content.xml><?xml version="1.0" encoding="utf-8"?>
<math xmlns="http://www.w3.org/1998/Math/MathML" display="block">
  <semantics>
    <mrow>
      <mi>κ</mi>
      <mo stretchy="false">=</mo>
      <mrow>
        <mrow>
          <mo fence="true" stretchy="false">(</mo>
          <mrow>
            <mrow>
              <mrow>
                <mi>h</mi>
                <mo stretchy="false">=</mo>
                <mrow>
                  <mrow>
                    <mo stretchy="false">−</mo>
                    <mi>a</mi>
                  </mrow>
                  <mo stretchy="false">∧</mo>
                  <mi>k</mi>
                </mrow>
                <mo stretchy="false">&gt;</mo>
                <mrow>
                  <mrow>
                    <mo stretchy="false">−</mo>
                    <mi>c</mi>
                  </mrow>
                  <mo stretchy="false">∧</mo>
                  <mi>d</mi>
                </mrow>
                <mo stretchy="false">&gt;</mo>
                <mrow>
                  <mi>a</mi>
                  <mo stretchy="false">+</mo>
                  <mi>h</mi>
                  <mo stretchy="false">+</mo>
                  <mn>2</mn>
                </mrow>
              </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</mrow>
          </mrow>
          <mo fence="true" stretchy="false">)</mo>
        </mrow>
        <mo stretchy="false">∨</mo>
        <mrow>
          <mo fence="true" stretchy="false">(</mo>
          <mrow>
            <mrow>
              <mi>h</mi>
              <mo stretchy="false">&gt;</mo>
              <mrow>
                <mrow>
                  <mo stretchy="false">−</mo>
                  <mi>a</mi>
                </mrow>
                <mo stretchy="false">∧</mo>
                <mi>ρ</mi>
              </mrow>
            </mrow>
          </mrow>
          <mo fence="true" stretchy="false">)</mo>
        </mrow>
      </mrow>
    </mrow>
    <annotation encoding="StarMath 5.0">%kappa = (h = -a and k &gt; -c and d &gt; a + h + 2 Sqrt[-b c - b k]) or (h &gt; -a and %rho)</annotation>
  </semantics>
</math>
</file>

<file path=Object 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</mrow>
              <mo stretchy="false">&lt;</mo>
              <mi>k</mi>
              <mo stretchy="false">&lt;</mo>
              <mrow>
                <mrow>
                  <mrow>
                    <mo stretchy="false">−</mo>
                    <mi>c</mi>
                  </mrow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i>a</mi>
                <mo stretchy="false">+</mo>
                <mi>h</mi>
                <mo stretchy="false">+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alpha =((-a^2 - b c - 2 a h - h^2)/b &lt; k &lt; -c and a + h - 2 Sqrt[-b c - b k] &lt; d &lt; a + h + 2 Sqrt[-b c - b k])</annotation>
  </semantics>
</math>
</file>

<file path=Object 40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h</mi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k</mi>
                            <mo stretchy="false">≤</mo>
                            <mrow>
                              <mrow>
                                <mo fence="true" stretchy="false">(</mo>
                                <mrow>
                                  <mrow>
                                    <mrow>
                                      <mrow>
                                        <mo stretchy="false">−</mo>
                                        <msup>
                                          <mi>a</mi>
                                          <mn>2</mn>
                                        </msup>
                                      </mrow>
                                      <mo stretchy="false">−</mo>
                                      <mi>b</mi>
                                    </mrow>
                                    <mrow>
                                      <mi>c</mi>
                                      <mo stretchy="false">−</mo>
                                      <mn>2</mn>
                                    </mrow>
                                    <mi>a</mi>
                                    <mrow>
                                      <mi>h</mi>
                                      <mo stretchy="false">−</mo>
                                      <msup>
                                        <mi>h</mi>
                                        <mn>2</mn>
                                      </msup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b</mi>
                              <mo stretchy="false">∧</mo>
                              <mi>d</mi>
                            </mrow>
                            <mo stretchy="false">&gt;</mo>
                            <mrow>
                              <mi>a</mi>
                              <mo stretchy="false">+</mo>
                              <mi>h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row>
                                    <mi>c</mi>
                                    <mo stretchy="false">−</mo>
                                    <mi>b</mi>
                                  </mrow>
                                  <mi>k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i>β</mi>
                    <mo stretchy="false">∨</mo>
                    <mi>α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h &gt; -a and ((k &lt;= (-a^2 - b c - 2 a h - h^2)/b and d &gt; a + h + 2 Sqrt[-b c - b k]) or %beta or %alpha))</annotation>
  </semantics>
</math>
</file>

<file path=Object 41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row>
              <mi>h</mi>
              <mo stretchy="false">&lt;</mo>
              <mrow>
                <mrow>
                  <mo stretchy="false">−</mo>
                  <mi>a</mi>
                </mrow>
                <mo stretchy="false">∧</mo>
                <mi>k</mi>
              </mrow>
              <mo stretchy="false">&lt;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+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fence="true" stretchy="false">(</mo>
                  <mrow>
                    <mrow>
                      <mi>b</mi>
                      <mrow>
                        <mi>c</mi>
                        <mo stretchy="false">+</mo>
                        <mi>b</mi>
                      </mrow>
                      <mi>k</mi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</mrow>
            </mrow>
          </mrow>
        </mrow>
        <mo fence="true" stretchy="false">)</mo>
      </mrow>
    </mrow>
    <annotation encoding="StarMath 5.0">%theta = (h &lt; -a and k &lt; (-a^2 - b c - 2 a h - h^2)/b and a + h + 2 Sqrt[-b c - b k] &lt; d &lt; (b c + b k)/(a + h))</annotation>
  </semantics>
</math>
</file>

<file path=Object 42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lt;</mo>
            <mrow>
              <mn>0</mn>
              <mo stretchy="false">∧</mo>
              <mi>ζ</mi>
            </mrow>
          </mrow>
        </mrow>
        <mo fence="true" stretchy="false">)</mo>
      </mrow>
      <mo stretchy="false">∨</mo>
      <mrow>
        <mo fence="true" stretchy="false">(</mo>
        <mrow>
          <mrow>
            <mi>b</mi>
            <mo stretchy="false">=</mo>
            <mrow>
              <mn>0</mn>
              <mo stretchy="false">∧</mo>
              <mi>h</mi>
            </mrow>
            <mo stretchy="false">&gt;</mo>
            <mrow>
              <mrow>
                <mo stretchy="false">−</mo>
                <mi>a</mi>
              </mrow>
              <mo stretchy="false">∧</mo>
              <mrow>
                <mo fence="true" stretchy="false">(</mo>
                <mrow>
                  <mrow>
                    <mn>0</mn>
                    <mo stretchy="false">&lt;</mo>
                    <mi>d</mi>
                    <mo stretchy="false">&lt;</mo>
                    <mrow>
                      <mrow>
                        <mi>a</mi>
                        <mo stretchy="false">+</mo>
                        <mi>h</mi>
                      </mrow>
                      <mo stretchy="false">∨</mo>
                      <mi>d</mi>
                    </mrow>
                    <mo stretchy="false">&gt;</mo>
                    <mrow>
                      <mi>a</mi>
                      <mo stretchy="false">+</mo>
                      <mi>h</mi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  <mo stretchy="false">∨</mo>
      <mi>ε</mi>
    </mrow>
    <annotation encoding="StarMath 5.0">(b &lt; 0 and %zeta) or (b = 0 and h &gt; -a and (0 &lt; d &lt; a + h or d &gt; a + h)) or %varepsilon</annotation>
  </semantics>
</math>
</file>

<file path=Object 4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gt;</mo>
        <mrow>
          <mn>0</mn>
          <mo stretchy="false">∧</mo>
          <mrow>
            <mo fence="true" stretchy="false">(</mo>
            <mrow>
              <msub>
                <mi>λ</mi>
                <mn>1</mn>
              </msub>
            </mrow>
            <mo fence="true" stretchy="false">)</mo>
          </mrow>
        </mrow>
      </mrow>
      <mrow>
        <mrow>
          <mo fence="true" stretchy="false">(</mo>
          <mrow>
            <msub>
              <mi>λ</mi>
              <mn>2</mn>
            </msub>
          </mrow>
          <mo fence="true" stretchy="false">)</mo>
        </mrow>
        <mo stretchy="false">&lt;</mo>
        <mn>0</mn>
      </mrow>
    </mrow>
    <annotation encoding="StarMath 5.0">((a + h)+ d)^2-4((a + h)d-b(c + k)) &gt; 0 and (λ_1)(λ_2) &lt; 0</annotation>
  </semantics>
</math>
</file>

<file path=Object 4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i>k</mi>
            </mrow>
            <mo stretchy="false">&gt;</mo>
            <mrow>
              <mrow>
                <mo fence="true" stretchy="false">(</mo>
                <mrow>
                  <mrow>
                    <mrow>
                      <mrow>
                        <mo stretchy="false">−</mo>
                        <msup>
                          <mi>a</mi>
                          <mn>2</mn>
                        </msup>
                      </mrow>
                      <mo stretchy="false">−</mo>
                      <mi>b</mi>
                    </mrow>
                    <mrow>
                      <mi>c</mi>
                      <mo stretchy="false">−</mo>
                      <mn>2</mn>
                    </mrow>
                    <mi>a</mi>
                    <mrow>
                      <mi>h</mi>
                      <mo stretchy="false">−</mo>
                      <msup>
                        <mi>h</mi>
                        <mn>2</mn>
                      </msup>
                    </mrow>
                  </mrow>
                </mrow>
                <mo fence="true" stretchy="false">)</mo>
              </mrow>
              <mo stretchy="false">/</mo>
              <mi>b</mi>
            </mrow>
          </mrow>
        </mrow>
        <mo fence="true" stretchy="false">)</mo>
      </mrow>
    </mrow>
    <annotation encoding="StarMath 5.0">%alpha = (b &lt; 0 and k &gt; (-a^2 - b c - 2 a h - h^2)/b)</annotation>
  </semantics>
</math>
</file>

<file path=Object 4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n>0</mn>
                              <mo stretchy="false">∧</mo>
                              <mi>d</mi>
                            </mrow>
                            <mo stretchy="false">&lt;</mo>
                            <mrow>
                              <mo stretchy="false">−</mo>
                              <mn>2</mn>
                            </mrow>
                          </mrow>
                          <msqrt>
                            <mrow>
                              <mo stretchy="false">−</mo>
                              <mi mathvariant="italic">bc</mi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&gt; 0 and d &lt; -2 Sqrt-bc) or (b &gt; 0 and c &lt; 0 and
       d &lt; -2 Sqrt-bc)))</annotation>
  </semantics>
</math>
</file>

<file path=Object 4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&gt;</mo>
            <mrow>
              <mn>0</mn>
              <mo stretchy="false">∧</mo>
              <mi>d</mi>
            </mrow>
            <mo stretchy="false">&lt;</mo>
            <mrow>
              <mrow>
                <mo fence="true" stretchy="false">(</mo>
                <mrow>
                  <mrow>
                    <mi>b</mi>
                    <mi>c</mi>
                  </mrow>
                </mrow>
                <mo fence="true" stretchy="false">)</mo>
              </mrow>
              <mo stretchy="false">/</mo>
              <mi>a</mi>
            </mrow>
          </mrow>
        </mrow>
        <mo fence="true" stretchy="false">)</mo>
      </mrow>
    </mrow>
    <annotation encoding="StarMath 5.0">%delta = (c &gt; 0 and d &lt; (b c)/a)</annotation>
  </semantics>
</math>
</file>

<file path=Object 4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gt;</mo>
        <mn>0</mn>
      </mrow>
    </mrow>
    <annotation encoding="StarMath 5.0">((a + h)+ d)^2-4((a + h)d-b(c + k)) = 0 and λ_12 = ((a+h)+d)/2 and ((a+h)+d)&gt;0</annotation>
  </semantics>
</math>
</file>

<file path=Object 48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b &gt; 0 and ((c &lt;= -(a^2/b) and d = a + 2 Sqrt[-b c]) or (-(a^2/b) &lt; c &lt; 0 and (d = a - 2 Sqrt[-b c] or d = a + 2 Sqrt[-b c])) or (c = 0 and d = a))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over accent="true">
                    <msub>
                      <mi>x</mi>
                      <mn>1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bx</mi>
                    <mn>2</mn>
                  </msub>
                </mrow>
              </mrow>
            </mtd>
          </mtr>
          <mtr>
            <mtd>
              <mrow>
                <mrow>
                  <mover accent="true">
                    <msub>
                      <mi>x</mi>
                      <mn>2</mn>
                    </msub>
                    <mo stretchy="false">˙</mo>
                  </mover>
                  <mo stretchy="false">=</mo>
                  <mrow>
                    <mo fence="true" stretchy="false">(</mo>
                    <mrow>
                      <mrow>
                        <mi>c</mi>
                        <mo stretchy="false">+</mo>
                        <mi>k</mi>
                      </mrow>
                    </mrow>
                    <mo fence="true" stretchy="false">)</mo>
                  </mrow>
                </mrow>
                <mrow>
                  <msub>
                    <mi>x</mi>
                    <mn>1</mn>
                  </msub>
                  <mo stretchy="false">+</mo>
                  <msub>
                    <mi mathvariant="italic">dx</mi>
                    <mn>2</mn>
                  </msub>
                </mrow>
              </mrow>
            </mtd>
          </mtr>
        </mtable>
      </mrow>
    </mrow>
    <annotation encoding="StarMath 5.0">left lbrace
  stack {
    dot x_1 = (a + h)x_1  + bx_2 #
    dot x_2 = (c + k)x_1 + dx_2
  }
right none</annotation>
  </semantics>
</math>
</file>

<file path=Object 5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row>
                      <mo fence="true" stretchy="false">(</mo>
                      <mrow>
                        <mrow>
                          <mi>δ</mi>
                          <mo stretchy="false">∨</mo>
                          <mrow>
                            <mo fence="true" stretchy="false">(</mo>
                            <mrow>
                              <mrow>
                                <mn>0</mn>
                                <mo stretchy="false">&lt;</mo>
                                <mi>c</mi>
                                <mo stretchy="false">&lt;</mo>
                                <mrow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o stretchy="false">∧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i>d</mi>
                                          <mo stretchy="false">=</mo>
                                          <mrow>
                                            <mi>a</mi>
                                            <mo stretchy="false">−</mo>
                                            <mn>2</mn>
                                          </mrow>
                                        </mrow>
                                        <mrow>
                                          <mrow>
                                            <msqrt>
                                              <mrow>
                                                <mo fence="true" stretchy="false">[</mo>
                                                <mrow>
                                                  <mrow>
                                                    <mrow>
                                                      <mo stretchy="false">−</mo>
                                                      <mi>b</mi>
                                                    </mrow>
                                                    <mi>c</mi>
                                                  </mrow>
                                                </mrow>
                                                <mo fence="true" stretchy="false">]</mo>
                                              </mrow>
                                            </msqrt>
                                            <mo stretchy="false">∨</mo>
                                            <mi>d</mi>
                                          </mrow>
                                          <mo stretchy="false">=</mo>
                                          <mrow>
                                            <mi>a</mi>
                                            <mo stretchy="false">+</mo>
                                            <mn>2</mn>
                                          </mrow>
                                        </mrow>
                                        <msqrt>
                                          <mrow>
                                            <mo fence="true" stretchy="false">[</mo>
                                            <mrow>
                                              <mrow>
                                                <mrow>
                                                  <mo stretchy="false">−</mo>
                                                  <mi>b</mi>
                                                </mrow>
                                                <mi>c</mi>
                                              </mrow>
                                            </mrow>
                                            <mo fence="true" stretchy="false">]</mo>
                                          </mrow>
                                        </msqrt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</mrow>
                            </mrow>
                            <mo fence="true" stretchy="false">)</mo>
                          </mrow>
                          <mo stretchy="false">∨</mo>
                          <mrow>
                            <mo fence="true" stretchy="false">(</mo>
                            <mrow>
                              <mrow>
                                <mrow>
                                  <mi>c</mi>
                                  <mo stretchy="false">≥</mo>
                                  <mrow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  <mo stretchy="false">∧</mo>
                                    <mi>d</mi>
                                  </mrow>
                                  <mo stretchy="false">=</mo>
                                  <mrow>
                                    <mi>a</mi>
                                    <mo stretchy="false">+</mo>
                                    <mn>2</mn>
                                  </mrow>
                                </mrow>
                                <msqrt>
                                  <mrow>
                                    <mo fence="true" stretchy="false">[</mo>
                                    <mrow>
                                      <mrow>
                                        <mrow>
                                          <mo stretchy="false">−</mo>
                                          <mi>b</mi>
                                        </mrow>
                                        <mi>c</mi>
                                      </mrow>
                                    </mrow>
                                    <mo fence="true" stretchy="false">]</mo>
                                  </mrow>
                                </msqrt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=</mo>
                  <mrow>
                    <mn>0</mn>
                    <mo stretchy="false">∧</mo>
                    <mi>d</mi>
                  </mrow>
                  <mo stretchy="false">=</mo>
                  <mi>a</mi>
                </mrow>
              </mrow>
              <mo fence="true" stretchy="false">)</mo>
            </mrow>
            <mo stretchy="false">∨</mo>
            <mi>α</mi>
          </mrow>
        </mrow>
        <mo fence="true" stretchy="false">)</mo>
      </mrow>
    </mrow>
    <annotation encoding="StarMath 5.0">%beta = ((b &lt; 0 and (%delta or (0 &lt; c &lt; -(a^2/b) and (d = a - 2 Sqrt[-b c] or d = a + 2 Sqrt[-b c])) or (c &gt;= -(a^2/b) and d = a + 2 Sqrt[-b c]))) or (b = 0 and d = a) or %alpha)</annotation>
  </semantics>
</math>
</file>

<file path=Object 51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c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delta = (c = 0 and d = a)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(</mo>
          <mrow>
            <mrow>
              <mi>α</mi>
              <mo stretchy="false">∨</mo>
              <mrow>
                <mo fence="true" stretchy="false">(</mo>
                <mrow>
                  <mrow>
                    <mi>b</mi>
                    <mo stretchy="false">&gt;</mo>
                    <mrow>
                      <mn>0</mn>
                      <mo stretchy="false">∧</mo>
                      <mi>k</mi>
                    </mrow>
                    <mo stretchy="false">&lt;</mo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stretchy="false">−</mo>
                                <msup>
                                  <mi>a</mi>
                                  <mn>2</mn>
                                </msup>
                              </mrow>
                              <mo stretchy="false">−</mo>
                              <mi>b</mi>
                            </mrow>
                            <mrow>
                              <mi>c</mi>
                              <mo stretchy="false">−</mo>
                              <mn>2</mn>
                            </mrow>
                            <mi>a</mi>
                            <mrow>
                              <mi>h</mi>
                              <mo stretchy="false">−</mo>
                              <msup>
                                <mi>h</mi>
                                <mn>2</mn>
                              </msup>
                            </mrow>
                          </mrow>
                        </mrow>
                        <mo fence="true" stretchy="false">)</mo>
                      </mrow>
                      <mo stretchy="false">/</mo>
                      <mi>b</mi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stretchy="false">−</mo>
          <mi>a</mi>
        </mrow>
        <mo stretchy="false">−</mo>
        <mi>h</mi>
      </mrow>
    </mrow>
    <annotation encoding="StarMath 5.0">( %alpha or (b &gt; 0 and k &lt; (-a^2 - b c - 2 a h - h^2)/b)) and d = -a - h</annotation>
  </semantics>
</math>
</file>

<file path=Object 5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&lt;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=</mo>
        <mn>0</mn>
      </mrow>
    </mrow>
    <annotation encoding="StarMath 5.0">((a + h)+ d)^2-4((a + h)d-b(c + k)) &lt; 0 and ((a+h)+d) = 0</annotation>
  </semantics>
</math>
</file>

<file path=Object 5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row>
              <mo fence="true" stretchy="false">(</mo>
              <mrow>
                <mrow>
                  <mi>b</mi>
                  <mo stretchy="false">&lt;</mo>
                  <mrow>
                    <mn>0</mn>
                    <mo stretchy="false">∧</mo>
                    <mi>c</mi>
                  </mrow>
                  <mo stretchy="false">&g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b</mi>
                  <mo stretchy="false">&gt;</mo>
                  <mrow>
                    <mn>0</mn>
                    <mo stretchy="false">∧</mo>
                    <mi>c</mi>
                  </mrow>
                  <mo stretchy="false">&lt;</mo>
                  <mrow>
                    <mo stretchy="false">−</mo>
                    <mrow>
                      <mo fence="true" stretchy="false">(</mo>
                      <mrow>
                        <mrow>
                          <msup>
                            <mi>a</mi>
                            <mn>2</mn>
                          </msup>
                          <mo stretchy="false">/</mo>
                          <mi>b</mi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alpha = ((b &lt; 0 and c &gt; -(a^2/b)) or (b &gt; 0 and c &lt; -(a^2/b)))</annotation>
  </semantics>
</math>
</file>

<file path=Object 5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d</mi>
            <mo stretchy="false">=</mo>
            <mrow>
              <mo stretchy="false">−</mo>
              <mi>a</mi>
            </mrow>
          </mrow>
        </mrow>
        <mo fence="true" stretchy="false">)</mo>
      </mrow>
    </mrow>
    <annotation encoding="StarMath 5.0">%beta = (d = -a)</annotation>
  </semantics>
</math>
</file>

<file path=Object 56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a</mi>
            <mo stretchy="false">≤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+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theta = (a &lt;= 0 and ((b &lt; 0 and c &gt; -(a^2/b) and d = a + 2 Sqrt[-b c]) or (b &gt; 0 and c &lt; -(a^2/b) and d = a + 2 Sqrt[-b c])))</annotation>
  </semantics>
</math>
</file>

<file path=Object 57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i mathvariant="italic">beta</mi>
            </mrow>
          </mrow>
        </mrow>
        <mo fence="true" stretchy="false">)</mo>
      </mrow>
    </mrow>
    <annotation encoding="StarMath 5.0">%varepsilon = (a &gt; 0 and beta)</annotation>
  </semantics>
</math>
</file>

<file path=Object 58/content.xml><?xml version="1.0" encoding="utf-8"?>
<math xmlns="http://www.w3.org/1998/Math/MathML" display="block">
  <semantics>
    <mrow>
      <mi>β</mi>
      <mo stretchy="false">∧</mo>
      <mi>α</mi>
    </mrow>
    <annotation encoding="StarMath 5.0">%beta and %alpha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h</mi>
                          <mo stretchy="false">&lt;</mo>
                          <mrow>
                            <mrow>
                              <mo stretchy="false">−</mo>
                              <mi>a</mi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i>δ</mi>
                                  <mo stretchy="false">∨</mo>
                                  <mi>α</mi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i>β</mi>
                  </mrow>
                </mrow>
                <mo fence="true" stretchy="false">)</mo>
              </mrow>
            </mrow>
          </mrow>
        </mrow>
        <mo fence="true" stretchy="false">)</mo>
      </mrow>
      <mi mathvariant="italic">ta</mi>
    </mrow>
    <annotation encoding="StarMath 5.0">(b &gt; 0 and ((h &lt; -a and (%delta or %alpha)) or %beta))ta</annotation>
  </semantics>
</math>
</file>

<file path=Object 61/content.xml><?xml version="1.0" encoding="utf-8"?>
<math xmlns="http://www.w3.org/1998/Math/MathML" display="block">
  <semantics>
    <mrow>
      <mi>ε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row>
                                  <mo stretchy="false">−</mo>
                                  <mrow>
                                    <mo fence="true" stretchy="false">(</mo>
                                    <mrow>
                                      <mrow>
                                        <msup>
                                          <mi>a</mi>
                                          <mn>2</mn>
                                        </msup>
                                        <mo stretchy="false">/</mo>
                                        <mi>b</mi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o stretchy="false">∧</mo>
                                <mi>a</mi>
                              </mrow>
                              <mo stretchy="false">+</mo>
                              <mn>2</mn>
                            </mrow>
                          </mrow>
                          <mrow>
                            <msqrt>
                              <mrow>
                                <mo stretchy="false">−</mo>
                                <mi mathvariant="italic">bc</mi>
                              </mrow>
                            </msqrt>
                            <mo stretchy="false">&lt;</mo>
                            <mi>d</mi>
                            <mo stretchy="false">&lt;</mo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i>c</mi>
                                  </mrow>
                                </mrow>
                                <mo fence="true" stretchy="false">)</mo>
                              </mrow>
                              <mo stretchy="false">/</mo>
                              <mi>a</mi>
                            </mrow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varepsilon = (a &lt; 0 and ((b &lt; 0 and c &gt; -(a^2/b) and a + 2 Sqrt-bc &lt; d &lt; (b c)/a) or (b &gt; 0 and c &lt; -(a^2/b) and a + 2 Sqrt-bc &lt; d &lt; (b c)/a)))</annotation>
  </semantics>
</math>
</file>

<file path=Object 62/content.xml><?xml version="1.0" encoding="utf-8"?>
<math xmlns="http://www.w3.org/1998/Math/MathML" display="block">
  <semantics>
    <mrow>
      <mi>ε</mi>
      <mo stretchy="false">∨</mo>
      <mi>θ</mi>
    </mrow>
    <annotation encoding="StarMath 5.0">%varepsilon or %theta</annotation>
  </semantics>
</math>
</file>

<file path=Object 6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n>2</mn>
        </msup>
        <mo stretchy="false">−</mo>
        <mn>4</mn>
      </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sub>
            <mi>λ</mi>
            <mn>12</mn>
          </msub>
        </mrow>
        <mo stretchy="false">=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  <mo stretchy="false">/</mo>
          <mn>2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  <mo stretchy="false">&lt;</mo>
        <mn>0</mn>
      </mrow>
    </mrow>
    <annotation encoding="StarMath 5.0">((a + h)+ d)^2-4((a + h)d-b(c + k)) = 0 and λ_12 = ((a+h)+d)/2 and ((a+h)+d)&lt;0</annotation>
  </semantics>
</math>
</file>

<file path=Object 64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≥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b</mi>
                            <mo stretchy="false">&lt;</mo>
                            <mrow>
                              <mn>0</mn>
                              <mo stretchy="false">∧</mo>
                              <mi>c</mi>
                            </mrow>
                            <mo stretchy="false">&g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b</mi>
                            <mo stretchy="false">&gt;</mo>
                            <mrow>
                              <mn>0</mn>
                              <mo stretchy="false">∧</mo>
                              <mi>c</mi>
                            </mrow>
                            <mo stretchy="false">&lt;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= 0 and ((b &lt; 0 and c &gt; -(a^2/b) and d = a - 2 Sqrt[-b c]) or (b &gt; 0 and c &lt; -(a^2/b) and d = a - 2 Sqrt[-b c])))</annotation>
  </semantics>
</math>
</file>

<file path=Object 65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b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i>c</mi>
                            <mo stretchy="false">≤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p>
                                    <mi>a</mi>
                                    <mn>2</mn>
                                  </msup>
                                  <mo stretchy="false">/</mo>
                                  <mi>b</mi>
                                </mrow>
                              </mrow>
                              <mo fence="true" stretchy="false">)</mo>
                            </mrow>
                          </mrow>
                          <mo stretchy="false">&lt;</mo>
                          <mi>c</mi>
                          <mo stretchy="false">&lt;</mo>
                          <mrow>
                            <mn>0</mn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b &gt; 0 and ((c &lt;= -(a^2/b) and d = a - 2 Sqrt[-b c]) or (-(a^2/b) &lt; c &lt; 0 and (d = a - 2 Sqrt[-b c] or d = a + 2 Sqrt[-b c])) or (c = 0 and d = a)))</annotation>
  </semantics>
</math>
</file>

<file path=Object 66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b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c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i>a</mi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n>0</mn>
                          <mo stretchy="false">&lt;</mo>
                          <mi>c</mi>
                          <mo stretchy="false">&lt;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row>
                              <mo fence="true" stretchy="false">(</mo>
                              <mrow>
                                <mrow>
                                  <mrow>
                                    <mi>d</mi>
                                    <mo stretchy="false">=</mo>
                                    <mrow>
                                      <mi>a</mi>
                                      <mo stretchy="false">−</mo>
                                      <mn>2</mn>
                                    </mrow>
                                  </mrow>
                                  <mrow>
                                    <mrow>
                                      <msqrt>
                                        <mrow>
                                          <mo fence="true" stretchy="false">[</mo>
                                          <mrow>
                                            <mrow>
                                              <mrow>
                                                <mo stretchy="false">−</mo>
                                                <mi>b</mi>
                                              </mrow>
                                              <mi>c</mi>
                                            </mrow>
                                          </mrow>
                                          <mo fence="true" stretchy="false">]</mo>
                                        </mrow>
                                      </msqrt>
                                      <mo stretchy="false">∨</mo>
                                      <mi>d</mi>
                                    </mrow>
                                    <mo stretchy="false">=</mo>
                                    <mrow>
                                      <mi>a</mi>
                                      <mo stretchy="false">+</mo>
                                      <mn>2</mn>
                                    </mrow>
                                  </mrow>
                                  <msqrt>
                                    <mrow>
                                      <mo fence="true" stretchy="false">[</mo>
                                      <mrow>
                                        <mrow>
                                          <mrow>
                                            <mo stretchy="false">−</mo>
                                            <mi>b</mi>
                                          </mrow>
                                          <mi>c</mi>
                                        </mrow>
                                      </mrow>
                                      <mo fence="true" stretchy="false">]</mo>
                                    </mrow>
                                  </msqrt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i>c</mi>
                            <mo stretchy="false">≥</mo>
                            <mrow>
                              <mrow>
                                <mo stretchy="false">−</mo>
                                <mrow>
                                  <mo fence="true" stretchy="false">(</mo>
                                  <mrow>
                                    <mrow>
                                      <msup>
                                        <mi>a</mi>
                                        <mn>2</mn>
                                      </msup>
                                      <mo stretchy="false">/</mo>
                                      <mi>b</mi>
                                    </mrow>
                                  </mrow>
                                  <mo fence="true" stretchy="false">)</mo>
                                </mrow>
                              </mrow>
                              <mo stretchy="false">∧</mo>
                              <mi>d</mi>
                            </mrow>
                            <mo stretchy="false">=</mo>
                            <mrow>
                              <mi>a</mi>
                              <mo stretchy="false">−</mo>
                              <mn>2</mn>
                            </mrow>
                          </mrow>
                          <msqrt>
                            <mrow>
                              <mo fence="true" stretchy="false">[</mo>
                              <mrow>
                                <mrow>
                                  <mrow>
                                    <mo stretchy="false">−</mo>
                                    <mi>b</mi>
                                  </mrow>
                                  <mi>c</mi>
                                </mrow>
                              </mrow>
                              <mo fence="true" stretchy="false">]</mo>
                            </mrow>
                          </msqrt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b &lt; 0 and ((c = 0 and d = a) or (0 &lt; c &lt; -(a^2/b) and (d = a - 2 Sqrt[-b c] or d = a + 2 Sqrt[-b c])) or (c &gt;= -(a^2/b) and d = a - 2 Sqrt[-b c])))</annotation>
  </semantics>
</math>
</file>

<file path=Object 67/content.xml><?xml version="1.0" encoding="utf-8"?>
<math xmlns="http://www.w3.org/1998/Math/MathML" display="block">
  <semantics>
    <mrow>
      <mrow>
        <mo fence="true" stretchy="false">(</mo>
        <mrow>
          <mrow>
            <mi>ε</mi>
            <mo stretchy="false">∧</mo>
            <mrow>
              <mo fence="true" stretchy="false">(</mo>
              <mrow>
                <mrow>
                  <mi>δ</mi>
                  <mo stretchy="false">∨</mo>
                  <mi>θ</mi>
                  <mo stretchy="false">∨</mo>
                  <mi>β</mi>
                </mrow>
              </mrow>
              <mo fence="true" stretchy="false">)</mo>
            </mrow>
          </mrow>
        </mrow>
        <mo fence="true" stretchy="false">)</mo>
      </mrow>
      <mo stretchy="false">∨</mo>
      <mi>α</mi>
    </mrow>
    <annotation encoding="StarMath 5.0">(%varepsilon and (%delta or %theta or %beta)) or %alpha</annotation>
  </semantics>
</math>
</file>

<file path=Object 68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g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gt; 0, λ_1 = 0, λ_2 = ( (a+h)+d )</annotation>
  </semantics>
</math>
</file>

<file path=Object 69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((a &lt; 0 and ((b &lt; 0 and c &gt; -(a^2/b)) or (b &gt; 0 and c &lt; -(a^2/b))))or(a &gt; 0 and ((b &lt; 0 and c &lt; -(a^2/b)) or b = 0 or (b &gt; 0 and c &gt; -(a^2/b))))) and d = (b c)/a</annotation>
  </semantics>
</math>
</file>

<file path=Object 7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over accent="true">
                    <msub>
                      <mi>x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>x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i>h</mi>
                </mtd>
              </mtr>
              <mtr>
                <mtd>
                  <mi>k</mi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  <mtd>
                <msub>
                  <mi>x</mi>
                  <mn>2</mn>
                </msub>
              </mtd>
            </mtr>
          </mtable>
        </mrow>
        <mo fence="true" stretchy="true">]</mo>
      </mrow>
    </mrow>
    <annotation encoding="StarMath 5.0"> left[matrix{dot x_1## dot x_2}right] = left[matrix{a#b##c#d}right]left[matrix{x_1##x_2}right] + left[matrix{h##k}right]left[matrix{x_1#x_2}right]
</annotation>
  </semantics>
</math>
</file>

<file path=Object 70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g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gt; 0) or (b = 0 and d &gt; 0) or (b &gt; 0 and c = 0 and d &gt; 0)))</annotation>
  </semantics>
</math>
</file>

<file path=Object 7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72/content.xml><?xml version="1.0" encoding="utf-8"?>
<math xmlns="http://www.w3.org/1998/Math/MathML" display="block">
  <semantics>
    <mrow>
      <mi>θ</mi>
      <mo stretchy="false">=</mo>
      <mrow>
        <mo fence="true" stretchy="false">(</mo>
        <mrow>
          <mrow>
            <mi>b</mi>
            <mo stretchy="false">=</mo>
            <mrow>
              <mn>0</mn>
              <mo stretchy="false">∧</mo>
              <mi>d</mi>
            </mrow>
            <mo stretchy="false">=</mo>
            <mi>a</mi>
          </mrow>
        </mrow>
        <mo fence="true" stretchy="false">)</mo>
      </mrow>
    </mrow>
    <annotation encoding="StarMath 5.0">%theta = (b = 0 and d = a)</annotation>
  </semantics>
</math>
</file>

<file path=Object 73/content.xml><?xml version="1.0" encoding="utf-8"?>
<math xmlns="http://www.w3.org/1998/Math/MathML" display="block">
  <semantics>
    <mrow>
      <mi>ε</mi>
      <mo stretchy="false">=</mo>
      <mi>a</mi>
      <mo stretchy="false">&lt;</mo>
      <mn>0</mn>
    </mrow>
    <annotation encoding="StarMath 5.0">%varepsilon = a &lt; 0</annotation>
  </semantics>
</math>
</file>

<file path=Object 74/content.xml><?xml version="1.0" encoding="utf-8"?>
<math xmlns="http://www.w3.org/1998/Math/MathML" display="block">
  <semantics>
    <mrow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row>
                <mi>d</mi>
                <mo stretchy="false">−</mo>
                <mi>b</mi>
              </mrow>
              <mrow>
                <mo fence="true" stretchy="false">(</mo>
                <mrow>
                  <mrow>
                    <mi>c</mi>
                    <mo stretchy="false">+</mo>
                    <mi>k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n>0</mn>
          <mo stretchy="false">∧</mo>
          <mrow>
            <mo fence="true" stretchy="false">(</mo>
            <mrow>
              <mrow>
                <mrow>
                  <mo fence="true" stretchy="false">(</mo>
                  <mrow>
                    <mrow>
                      <mi>a</mi>
                      <mo stretchy="false">+</mo>
                      <mi>h</mi>
                    </mrow>
                  </mrow>
                  <mo fence="true" stretchy="false">)</mo>
                </mrow>
                <mo stretchy="false">+</mo>
                <mi>d</mi>
              </mrow>
            </mrow>
            <mo fence="true" stretchy="false">)</mo>
          </mrow>
        </mrow>
      </mrow>
      <mi mathvariant="normal">≠</mi>
      <mn>0,</mn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  <mo stretchy="false">&lt;</mo>
        <mn>0,</mn>
      </mrow>
      <mrow>
        <msub>
          <mi>λ</mi>
          <mn>1</mn>
        </msub>
        <mo stretchy="false">=</mo>
        <mn>0,</mn>
      </mrow>
      <mrow>
        <msub>
          <mi>λ</mi>
          <mn>2</mn>
        </msub>
        <mo stretchy="false">=</mo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+</mo>
              <mi>d</mi>
            </mrow>
          </mrow>
          <mo fence="true" stretchy="false">)</mo>
        </mrow>
      </mrow>
    </mrow>
    <annotation encoding="StarMath 5.0">((a + h)d-b(c + k)) = 0 and ((a+h)+d) %notequal 0, ((a+h)+d) &lt; 0, λ_1 = 0, λ_2 = ( (a+h)+d )</annotation>
  </semantics>
</math>
</file>

<file path=Object 75/content.xml><?xml version="1.0" encoding="utf-8"?>
<math xmlns="http://www.w3.org/1998/Math/MathML" display="block">
  <semantics>
    <mrow>
      <mi>α</mi>
      <mo stretchy="false">=</mo>
      <mrow>
        <mrow>
          <mo fence="true" stretchy="false">(</mo>
          <mrow>
            <mrow>
              <mrow>
                <mo fence="true" stretchy="false">(</mo>
                <mrow>
                  <mrow>
                    <mi>a</mi>
                    <mo stretchy="false">&l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l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l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  <mo stretchy="false">∨</mo>
                              <mi>b</mi>
                            </mrow>
                            <mo stretchy="false">=</mo>
                            <mrow>
                              <mn>0</mn>
                              <mo stretchy="false">∨</mo>
                              <mrow>
                                <mo fence="true" stretchy="false">(</mo>
                                <mrow>
                                  <mrow>
                                    <mi>b</mi>
                                    <mo stretchy="false">&gt;</mo>
                                    <mrow>
                                      <mn>0</mn>
                                      <mo stretchy="false">∧</mo>
                                      <mi>c</mi>
                                    </mrow>
                                    <mo stretchy="false">&gt;</mo>
                                    <mrow>
                                      <mo stretchy="false">−</mo>
                                      <mrow>
                                        <mo fence="true" stretchy="false">(</mo>
                                        <mrow>
                                          <mrow>
                                            <msup>
                                              <mi>a</mi>
                                              <mn>2</mn>
                                            </msup>
                                            <mo stretchy="false">/</mo>
                                            <mi>b</mi>
                                          </mrow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∨</mo>
              <mrow>
                <mo fence="true" stretchy="false">(</mo>
                <mrow>
                  <mrow>
                    <mi>a</mi>
                    <mo stretchy="false">&gt;</mo>
                    <mrow>
                      <mn>0</mn>
                      <mo stretchy="false">∧</mo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l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g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o stretchy="false">∨</mo>
                            <mrow>
                              <mo fence="true" stretchy="false">(</mo>
                              <mrow>
                                <mrow>
                                  <mi>b</mi>
                                  <mo stretchy="false">&gt;</mo>
                                  <mrow>
                                    <mn>0</mn>
                                    <mo stretchy="false">∧</mo>
                                    <mi>c</mi>
                                  </mrow>
                                  <mo stretchy="false">&lt;</mo>
                                  <mrow>
                                    <mo stretchy="false">−</mo>
                                    <mrow>
                                      <mo fence="true" stretchy="false">(</mo>
                                      <mrow>
                                        <mrow>
                                          <msup>
                                            <mi>a</mi>
                                            <mn>2</mn>
                                          </msup>
                                          <mo stretchy="false">/</mo>
                                          <mi>b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</mrow>
          </mrow>
          <mo fence="true" stretchy="false">)</mo>
        </mrow>
        <mo stretchy="false">∧</mo>
        <mi>d</mi>
      </mrow>
      <mo stretchy="false">=</mo>
      <mrow>
        <mrow>
          <mo fence="true" stretchy="false">(</mo>
          <mrow>
            <mrow>
              <mi>b</mi>
              <mi>c</mi>
            </mrow>
          </mrow>
          <mo fence="true" stretchy="false">)</mo>
        </mrow>
        <mo stretchy="false">/</mo>
        <mi>a</mi>
      </mrow>
    </mrow>
    <annotation encoding="StarMath 5.0">%alpha = ((a &lt; 0 and ((b &lt; 0 and c &lt; -(a^2/b)) or b = 0 or (b &gt; 0 and c &gt; -(a^2/b)))) or (a &gt; 0 and ((b &lt; 0 and c &gt; -(a^2/b)) or (b &gt; 0 and c &lt; -(a^2/b))))) and d = (b c)/a</annotation>
  </semantics>
</math>
</file>

<file path=Object 76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&lt;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&lt; 0) or (b = 0 and d &lt; 0) or (b &gt; 0 and c = 0 and d &lt; 0)))</annotation>
  </semantics>
</math>
</file>

<file path=Object 77/content.xml><?xml version="1.0" encoding="utf-8"?>
<math xmlns="http://www.w3.org/1998/Math/MathML" display="block">
  <semantics>
    <mrow>
      <mi>β</mi>
      <mo stretchy="false">=</mo>
      <mrow>
        <mo fence="true" stretchy="false">(</mo>
        <mrow>
          <mrow>
            <mi>a</mi>
            <mo stretchy="false">=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n>0</mn>
                            <mo stretchy="false">∧</mo>
                            <mi>d</mi>
                          </mrow>
                          <mo stretchy="false">=</mo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beta = (a = 0 and ((b &lt; 0 and c = 0 and d = 0) or (b = 0 and d = 0) or (b &gt; 0 and c = 0 and d = 0)))</annotation>
  </semantics>
</math>
</file>

<file path=Object 7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i>a</mi>
            <mo stretchy="false">&l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delta = (a &lt; 0 and ((b &lt; 0 and c = -(a^2/b) and d = (b c)/a) or (b &gt; 0 and c = -(a^2/b) and d = (b c)/a)))</annotation>
  </semantics>
</math>
</file>

<file path=Object 8/content.xml><?xml version="1.0" encoding="utf-8"?>
<math xmlns="http://www.w3.org/1998/Math/MathML" display="block">
  <semantics>
    <mrow>
      <mi>δ</mi>
      <mo stretchy="false">=</mo>
      <mrow>
        <mo fence="true" stretchy="false">(</mo>
        <mrow>
          <mrow>
            <mrow>
              <mi>k</mi>
              <mo stretchy="false">≤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stretchy="false">−</mo>
                            <msup>
                              <mi>a</mi>
                              <mn>2</mn>
                            </msup>
                          </mrow>
                          <mo stretchy="false">−</mo>
                          <mi>b</mi>
                        </mrow>
                        <mrow>
                          <mi>c</mi>
                          <mo stretchy="false">−</mo>
                          <mn>2</mn>
                        </mrow>
                        <mi>a</mi>
                        <mrow>
                          <mi>h</mi>
                          <mo stretchy="false">−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/</mo>
                  <mi>b</mi>
                  <mo stretchy="false">∧</mo>
                  <mi>a</mi>
                </mrow>
                <mo stretchy="false">+</mo>
                <mi>h</mi>
                <mo stretchy="false">−</mo>
                <mn>2</mn>
              </mrow>
            </mrow>
            <mrow>
              <msqrt>
                <mrow>
                  <mo fence="true" stretchy="false">[</mo>
                  <mrow>
                    <mrow>
                      <mrow>
                        <mo stretchy="false">−</mo>
                        <mi>b</mi>
                      </mrow>
                      <mrow>
                        <mi>c</mi>
                        <mo stretchy="false">−</mo>
                        <mi>b</mi>
                      </mrow>
                      <mi>k</mi>
                    </mrow>
                  </mrow>
                  <mo fence="true" stretchy="false">]</mo>
                </mrow>
              </msqrt>
              <mo stretchy="false">&lt;</mo>
              <mi>d</mi>
              <mo stretchy="false">&lt;</mo>
              <mrow>
                <mrow>
                  <mo stretchy="false">−</mo>
                  <mi>a</mi>
                </mrow>
                <mo stretchy="false">−</mo>
                <mi>h</mi>
              </mrow>
            </mrow>
          </mrow>
        </mrow>
        <mo fence="true" stretchy="false">)</mo>
      </mrow>
    </mrow>
    <annotation encoding="StarMath 5.0">%delta = (k &lt;= (-a^2 - b c - 2 a h - h^2)/b and a + h - 2 Sqrt[-b c - b k] &lt; d &lt; -a - h)</annotation>
  </semantics>
</math>
</file>

<file path=Object 81/content.xml><?xml version="1.0" encoding="utf-8"?>
<math xmlns="http://www.w3.org/1998/Math/MathML" display="block">
  <semantics>
    <mrow>
      <mi>β</mi>
      <mo stretchy="false">∨</mo>
      <mi>α</mi>
    </mrow>
    <annotation encoding="StarMath 5.0">%beta or %alpha</annotation>
  </semantics>
</math>
</file>

<file path=Object 82/content.xml><?xml version="1.0" encoding="utf-8"?>
<math xmlns="http://www.w3.org/1998/Math/MathML" display="block">
  <semantics>
    <mrow>
      <msub>
        <mi>λ</mi>
        <mn>1</mn>
      </msub>
      <mo stretchy="false">=</mo>
      <msub>
        <mi>λ</mi>
        <mn>2</mn>
      </msub>
      <mo stretchy="false">=</mo>
      <mn>0</mn>
    </mrow>
    <annotation encoding="StarMath 5.0">λ_1 = λ_2 = 0</annotation>
  </semantics>
</math>
</file>

<file path=Object 83/content.xml><?xml version="1.0" encoding="utf-8"?>
<math xmlns="http://www.w3.org/1998/Math/MathML" display="block">
  <semantics>
    <mrow>
      <mi>α</mi>
      <mo stretchy="false">=</mo>
      <mrow>
        <mo fence="true" stretchy="false">(</mo>
        <mrow>
          <mrow>
            <mi>a</mi>
            <mo stretchy="false">&gt;</mo>
            <mrow>
              <mn>0</mn>
              <mo stretchy="false">∧</mo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i>b</mi>
                          <mo stretchy="false">&l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i>b</mi>
                          <mo stretchy="false">&gt;</mo>
                          <mrow>
                            <mn>0</mn>
                            <mo stretchy="false">∧</mo>
                            <mi>c</mi>
                          </mrow>
                          <mo stretchy="false">=</mo>
                          <mrow>
                            <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sup>
                                      <mi>a</mi>
                                      <mn>2</mn>
                                    </msup>
                                    <mo stretchy="false">/</mo>
                                    <mi>b</mi>
                                  </mrow>
                                </mrow>
                                <mo fence="true" stretchy="false">)</mo>
                              </mrow>
                            </mrow>
                            <mo stretchy="false">∧</mo>
                            <mi>d</mi>
                          </mrow>
                          <mo stretchy="false">=</mo>
                          <mrow>
                            <mrow>
                              <mo fence="true" stretchy="false">(</mo>
                              <mrow>
                                <mrow>
                                  <mi>b</mi>
                                  <mi>c</mi>
                                </mrow>
                              </mrow>
                              <mo fence="true" stretchy="false">)</mo>
                            </mrow>
                            <mo stretchy="false">/</mo>
                            <mi>a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%alpha = (a &gt; 0 and ((b &lt; 0 and c = -(a^2/b) and d = (b c)/a) or (b &gt; 0 and c = -(a^2/b) and d = (b c)/a)))</annotation>
  </semantics>
</math>
</file>

<file path=Object 85/content.xml><?xml version="1.0" encoding="utf-8"?>
<math xmlns="http://www.w3.org/1998/Math/MathML" display="block">
  <semantics>
    <mrow>
      <mi>δ</mi>
      <mo stretchy="false">∨</mo>
      <mi>β</mi>
      <mo stretchy="false">∨</mo>
      <mi>α</mi>
    </mrow>
    <annotation encoding="StarMath 5.0">%delta or %beta or %alpha</annotation>
  </semantics>
</math>
</file>

<file path=Object 9/content.xml><?xml version="1.0" encoding="utf-8"?>
<math xmlns="http://www.w3.org/1998/Math/MathML" display="block">
  <semantics>
    <mrow>
      <mi>ρ</mi>
      <mo stretchy="false">=</mo>
      <mrow>
        <mo fence="true" stretchy="false">(</mo>
        <mrow>
          <mrow>
            <mrow>
              <mi>k</mi>
              <mo stretchy="false">≥</mo>
              <mrow>
                <mrow>
                  <mo fence="true" stretchy="false">(</mo>
                  <mrow>
                    <mrow>
                      <mrow>
                        <mrow>
                          <mo stretchy="false">−</mo>
                          <msup>
                            <mi>a</mi>
                            <mn>2</mn>
                          </msup>
                        </mrow>
                        <mo stretchy="false">−</mo>
                        <mi>b</mi>
                      </mrow>
                      <mrow>
                        <mi>c</mi>
                        <mo stretchy="false">−</mo>
                        <mn>2</mn>
                      </mrow>
                      <mi>a</mi>
                      <mrow>
                        <mi>h</mi>
                        <mo stretchy="false">−</mo>
                        <msup>
                          <mi>h</mi>
                          <mn>2</mn>
                        </msup>
                      </mrow>
                    </mrow>
                  </mrow>
                  <mo fence="true" stretchy="false">)</mo>
                </mrow>
                <mo stretchy="false">/</mo>
                <mi>b</mi>
                <mo stretchy="false">∧</mo>
                <mi>d</mi>
              </mrow>
              <mo stretchy="false">&lt;</mo>
              <mrow>
                <mi>a</mi>
                <mo stretchy="false">+</mo>
                <mi>h</mi>
                <mo stretchy="false">−</mo>
                <mn>2</mn>
              </mrow>
            </mrow>
            <msqrt>
              <mrow>
                <mo fence="true" stretchy="false">[</mo>
                <mrow>
                  <mrow>
                    <mrow>
                      <mo stretchy="false">−</mo>
                      <mi>b</mi>
                    </mrow>
                    <mrow>
                      <mi>c</mi>
                      <mo stretchy="false">−</mo>
                      <mi>b</mi>
                    </mrow>
                    <mi>k</mi>
                  </mrow>
                </mrow>
                <mo fence="true" stretchy="false">]</mo>
              </mrow>
            </msqrt>
          </mrow>
        </mrow>
        <mo fence="true" stretchy="false">)</mo>
      </mrow>
    </mrow>
    <annotation encoding="StarMath 5.0">%rho = (k &gt;= (-a^2 - b c - 2 a h - h^2)/b and d &lt; a + h - 2 Sqrt[-b c - b k])</annotation>
  </semantics>
</math>
</file>